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Times, serif"/>
    <style:font-face style:name="erdana" svg:font-family="erdana, helvetica, arial, sans-serif"/>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times new roman" svg:font-family="'times new roman'"/>
  </office:font-face-decls>
  <office:automatic-styles>
    <style:style style:name="Table1" style:family="table">
      <style:table-properties style:width="6.925in" table:align="left"/>
    </style:style>
    <style:style style:name="Table1.A" style:family="table-column">
      <style:table-column-properties style:column-width="0.3438in"/>
    </style:style>
    <style:style style:name="Table1.B" style:family="table-column">
      <style:table-column-properties style:column-width="3.034in"/>
    </style:style>
    <style:style style:name="Table1.C" style:family="table-column">
      <style:table-column-properties style:column-width="3.5472in"/>
    </style:style>
    <style:style style:name="Table1.1" style:family="table-row">
      <style:table-row-properties fo:background-color="#eff1eb">
        <style:background-image/>
      </style:table-row-properties>
    </style:style>
    <style:style style:name="Table1.A1" style:family="table-cell">
      <style:table-cell-properties style:vertical-align="middle" fo:background-color="#c7ccbe" fo:padding="0in" fo:border="none">
        <style:background-image/>
      </style:table-cell-properties>
    </style:style>
    <style:style style:name="Table1.2" style:family="table-row">
      <style:table-row-properties fo:background-color="#ffffff">
        <style:background-image/>
      </style:table-row-properties>
    </style:style>
    <style:style style:name="Table1.A2" style:family="table-cell">
      <style:table-cell-properties style:vertical-align="middle" fo:padding="0.0833in" fo:border="0.05pt solid #c7ccbe"/>
    </style:style>
    <style:style style:name="Table1.B2" style:family="table-cell">
      <style:table-cell-properties style:vertical-align="middle" fo:padding="0.0833in" fo:border="0.05pt solid #c7ccbe"/>
    </style:style>
    <style:style style:name="Table1.C2" style:family="table-cell">
      <style:table-cell-properties style:vertical-align="middle" fo:padding="0.0833in" fo:border="0.05pt solid #c7ccbe"/>
    </style:style>
    <style:style style:name="Table1.A3" style:family="table-cell">
      <style:table-cell-properties style:vertical-align="middle" fo:padding="0.0833in" fo:border="0.05pt solid #c7ccbe"/>
    </style:style>
    <style:style style:name="Table1.B3" style:family="table-cell">
      <style:table-cell-properties style:vertical-align="middle" fo:padding="0.0833in" fo:border="0.05pt solid #c7ccbe"/>
    </style:style>
    <style:style style:name="Table1.C3" style:family="table-cell">
      <style:table-cell-properties style:vertical-align="middle" fo:padding="0.0833in" fo:border="0.05pt solid #c7ccbe"/>
    </style:style>
    <style:style style:name="Table1.A4" style:family="table-cell">
      <style:table-cell-properties style:vertical-align="middle" fo:padding="0.0833in" fo:border="0.05pt solid #c7ccbe"/>
    </style:style>
    <style:style style:name="Table1.B4" style:family="table-cell">
      <style:table-cell-properties style:vertical-align="middle" fo:padding="0.0833in" fo:border="0.05pt solid #c7ccbe"/>
    </style:style>
    <style:style style:name="Table1.C4" style:family="table-cell">
      <style:table-cell-properties style:vertical-align="middle" fo:padding="0.0833in" fo:border="0.05pt solid #c7ccbe"/>
    </style:style>
    <style:style style:name="Table1.A5" style:family="table-cell">
      <style:table-cell-properties style:vertical-align="middle" fo:padding="0.0833in" fo:border="0.05pt solid #c7ccbe"/>
    </style:style>
    <style:style style:name="Table1.B5" style:family="table-cell">
      <style:table-cell-properties style:vertical-align="middle" fo:padding="0.0833in" fo:border="0.05pt solid #c7ccbe"/>
    </style:style>
    <style:style style:name="Table1.C5" style:family="table-cell">
      <style:table-cell-properties style:vertical-align="middle" fo:padding="0.0833in" fo:border="0.05pt solid #c7ccbe"/>
    </style:style>
    <style:style style:name="Table2" style:family="table">
      <style:table-properties style:width="6.925in" table:align="left"/>
    </style:style>
    <style:style style:name="Table2.A" style:family="table-column">
      <style:table-column-properties style:column-width="0.3438in"/>
    </style:style>
    <style:style style:name="Table2.B" style:family="table-column">
      <style:table-column-properties style:column-width="2.8299in"/>
    </style:style>
    <style:style style:name="Table2.C" style:family="table-column">
      <style:table-column-properties style:column-width="3.7514in"/>
    </style:style>
    <style:style style:name="Table2.1" style:family="table-row">
      <style:table-row-properties fo:background-color="#eff1eb">
        <style:background-image/>
      </style:table-row-properties>
    </style:style>
    <style:style style:name="Table2.A1" style:family="table-cell">
      <style:table-cell-properties style:vertical-align="middle" fo:background-color="#c7ccbe" fo:padding="0in" fo:border="none">
        <style:background-image/>
      </style:table-cell-properties>
    </style:style>
    <style:style style:name="Table2.2" style:family="table-row">
      <style:table-row-properties fo:background-color="#ffffff">
        <style:background-image/>
      </style:table-row-properties>
    </style:style>
    <style:style style:name="Table2.A2" style:family="table-cell">
      <style:table-cell-properties style:vertical-align="middle" fo:padding="0.0833in" fo:border="0.05pt solid #c7ccbe"/>
    </style:style>
    <style:style style:name="Table2.B2" style:family="table-cell">
      <style:table-cell-properties style:vertical-align="middle" fo:padding="0.0833in" fo:border="0.05pt solid #c7ccbe"/>
    </style:style>
    <style:style style:name="Table2.C2" style:family="table-cell">
      <style:table-cell-properties style:vertical-align="middle" fo:padding="0.0833in" fo:border="0.05pt solid #c7ccbe"/>
    </style:style>
    <style:style style:name="Table2.A3" style:family="table-cell">
      <style:table-cell-properties style:vertical-align="middle" fo:padding="0.0833in" fo:border="0.05pt solid #c7ccbe"/>
    </style:style>
    <style:style style:name="Table2.B3" style:family="table-cell">
      <style:table-cell-properties style:vertical-align="middle" fo:padding="0.0833in" fo:border="0.05pt solid #c7ccbe"/>
    </style:style>
    <style:style style:name="Table2.C3" style:family="table-cell">
      <style:table-cell-properties style:vertical-align="middle" fo:padding="0.0833in" fo:border="0.05pt solid #c7ccbe"/>
    </style:style>
    <style:style style:name="Table2.A4" style:family="table-cell">
      <style:table-cell-properties style:vertical-align="middle" fo:padding="0.0833in" fo:border="0.05pt solid #c7ccbe"/>
    </style:style>
    <style:style style:name="Table2.B4" style:family="table-cell">
      <style:table-cell-properties style:vertical-align="middle" fo:padding="0.0833in" fo:border="0.05pt solid #c7ccbe"/>
    </style:style>
    <style:style style:name="Table2.C4" style:family="table-cell">
      <style:table-cell-properties style:vertical-align="middle" fo:padding="0.0833in" fo:border="0.05pt solid #c7ccbe"/>
    </style:style>
    <style:style style:name="Table2.A5" style:family="table-cell">
      <style:table-cell-properties style:vertical-align="middle" fo:padding="0.0833in" fo:border="0.05pt solid #c7ccbe"/>
    </style:style>
    <style:style style:name="Table2.B5" style:family="table-cell">
      <style:table-cell-properties style:vertical-align="middle" fo:padding="0.0833in" fo:border="0.05pt solid #c7ccbe"/>
    </style:style>
    <style:style style:name="Table2.C5" style:family="table-cell">
      <style:table-cell-properties style:vertical-align="middle" fo:padding="0.0833in" fo:border="0.05pt solid #c7ccbe"/>
    </style:style>
    <style:style style:name="Table2.A6" style:family="table-cell">
      <style:table-cell-properties style:vertical-align="middle" fo:padding="0.0833in" fo:border="0.05pt solid #c7ccbe"/>
    </style:style>
    <style:style style:name="Table2.B6" style:family="table-cell">
      <style:table-cell-properties style:vertical-align="middle" fo:padding="0.0833in" fo:border="0.05pt solid #c7ccbe"/>
    </style:style>
    <style:style style:name="Table2.C6" style:family="table-cell">
      <style:table-cell-properties style:vertical-align="middle" fo:padding="0.0833in" fo:border="0.05pt solid #c7ccbe"/>
    </style:style>
    <style:style style:name="Table3" style:family="table">
      <style:table-properties style:width="6.925in" table:align="left"/>
    </style:style>
    <style:style style:name="Table3.A" style:family="table-column">
      <style:table-column-properties style:column-width="0.3438in"/>
    </style:style>
    <style:style style:name="Table3.B" style:family="table-column">
      <style:table-column-properties style:column-width="3.009in"/>
    </style:style>
    <style:style style:name="Table3.C" style:family="table-column">
      <style:table-column-properties style:column-width="3.5722in"/>
    </style:style>
    <style:style style:name="Table3.1" style:family="table-row">
      <style:table-row-properties fo:background-color="#eff1eb">
        <style:background-image/>
      </style:table-row-properties>
    </style:style>
    <style:style style:name="Table3.A1" style:family="table-cell">
      <style:table-cell-properties style:vertical-align="middle" fo:background-color="#c7ccbe" fo:padding="0in" fo:border="none">
        <style:background-image/>
      </style:table-cell-properties>
    </style:style>
    <style:style style:name="Table3.2" style:family="table-row">
      <style:table-row-properties fo:background-color="#ffffff">
        <style:background-image/>
      </style:table-row-properties>
    </style:style>
    <style:style style:name="Table3.A2" style:family="table-cell">
      <style:table-cell-properties style:vertical-align="middle" fo:padding="0.0833in" fo:border="0.05pt solid #c7ccbe"/>
    </style:style>
    <style:style style:name="Table3.B2" style:family="table-cell">
      <style:table-cell-properties style:vertical-align="middle" fo:padding="0.0833in" fo:border="0.05pt solid #c7ccbe"/>
    </style:style>
    <style:style style:name="Table3.C2" style:family="table-cell">
      <style:table-cell-properties style:vertical-align="middle" fo:padding="0.0833in" fo:border="0.05pt solid #c7ccbe"/>
    </style:style>
    <style:style style:name="Table3.A3" style:family="table-cell">
      <style:table-cell-properties style:vertical-align="middle" fo:padding="0.0833in" fo:border="0.05pt solid #c7ccbe"/>
    </style:style>
    <style:style style:name="Table3.B3" style:family="table-cell">
      <style:table-cell-properties style:vertical-align="middle" fo:padding="0.0833in" fo:border="0.05pt solid #c7ccbe"/>
    </style:style>
    <style:style style:name="Table3.C3" style:family="table-cell">
      <style:table-cell-properties style:vertical-align="middle" fo:padding="0.0833in" fo:border="0.05pt solid #c7ccbe"/>
    </style:style>
    <style:style style:name="Table3.A4" style:family="table-cell">
      <style:table-cell-properties style:vertical-align="middle" fo:padding="0.0833in" fo:border="0.05pt solid #c7ccbe"/>
    </style:style>
    <style:style style:name="Table3.B4" style:family="table-cell">
      <style:table-cell-properties style:vertical-align="middle" fo:padding="0.0833in" fo:border="0.05pt solid #c7ccbe"/>
    </style:style>
    <style:style style:name="Table3.C4" style:family="table-cell">
      <style:table-cell-properties style:vertical-align="middle" fo:padding="0.0833in" fo:border="0.05pt solid #c7ccbe"/>
    </style:style>
    <style:style style:name="Table4" style:family="table">
      <style:table-properties style:width="6.925in" table:align="left"/>
    </style:style>
    <style:style style:name="Table4.A" style:family="table-column">
      <style:table-column-properties style:column-width="0.3438in"/>
    </style:style>
    <style:style style:name="Table4.B" style:family="table-column">
      <style:table-column-properties style:column-width="3.3125in"/>
    </style:style>
    <style:style style:name="Table4.C" style:family="table-column">
      <style:table-column-properties style:column-width="3.2688in"/>
    </style:style>
    <style:style style:name="Table4.1" style:family="table-row">
      <style:table-row-properties fo:background-color="#eff1eb">
        <style:background-image/>
      </style:table-row-properties>
    </style:style>
    <style:style style:name="Table4.A1" style:family="table-cell">
      <style:table-cell-properties style:vertical-align="middle" fo:background-color="#c7ccbe" fo:padding="0in" fo:border="none">
        <style:background-image/>
      </style:table-cell-properties>
    </style:style>
    <style:style style:name="Table4.2" style:family="table-row">
      <style:table-row-properties fo:background-color="#ffffff">
        <style:background-image/>
      </style:table-row-properties>
    </style:style>
    <style:style style:name="Table4.A2" style:family="table-cell">
      <style:table-cell-properties style:vertical-align="middle" fo:padding="0.0833in" fo:border="0.05pt solid #c7ccbe"/>
    </style:style>
    <style:style style:name="Table4.B2" style:family="table-cell">
      <style:table-cell-properties style:vertical-align="middle" fo:padding="0.0833in" fo:border="0.05pt solid #c7ccbe"/>
    </style:style>
    <style:style style:name="Table4.C2" style:family="table-cell">
      <style:table-cell-properties style:vertical-align="middle" fo:padding="0.0833in" fo:border="0.05pt solid #c7ccbe"/>
    </style:style>
    <style:style style:name="Table4.A3" style:family="table-cell">
      <style:table-cell-properties style:vertical-align="middle" fo:padding="0.0833in" fo:border="0.05pt solid #c7ccbe"/>
    </style:style>
    <style:style style:name="Table4.B3" style:family="table-cell">
      <style:table-cell-properties style:vertical-align="middle" fo:padding="0.0833in" fo:border="0.05pt solid #c7ccbe"/>
    </style:style>
    <style:style style:name="Table4.C3" style:family="table-cell">
      <style:table-cell-properties style:vertical-align="middle" fo:padding="0.0833in" fo:border="0.05pt solid #c7ccbe"/>
    </style:style>
    <style:style style:name="Table4.A4" style:family="table-cell">
      <style:table-cell-properties style:vertical-align="middle" fo:padding="0.0833in" fo:border="0.05pt solid #c7ccbe"/>
    </style:style>
    <style:style style:name="Table4.B4" style:family="table-cell">
      <style:table-cell-properties style:vertical-align="middle" fo:padding="0.0833in" fo:border="0.05pt solid #c7ccbe"/>
    </style:style>
    <style:style style:name="Table4.C4" style:family="table-cell">
      <style:table-cell-properties style:vertical-align="middle" fo:padding="0.0833in" fo:border="0.05pt solid #c7ccbe"/>
    </style:style>
    <style:style style:name="Table4.A5" style:family="table-cell">
      <style:table-cell-properties style:vertical-align="middle" fo:padding="0.0833in" fo:border="0.05pt solid #c7ccbe"/>
    </style:style>
    <style:style style:name="Table4.B5" style:family="table-cell">
      <style:table-cell-properties style:vertical-align="middle" fo:padding="0.0833in" fo:border="0.05pt solid #c7ccbe"/>
    </style:style>
    <style:style style:name="Table4.C5" style:family="table-cell">
      <style:table-cell-properties style:vertical-align="middle" fo:padding="0.0833in" fo:border="0.05pt solid #c7ccbe"/>
    </style:style>
    <style:style style:name="Table5" style:family="table">
      <style:table-properties style:width="6.925in" table:align="left"/>
    </style:style>
    <style:style style:name="Table5.A" style:family="table-column">
      <style:table-column-properties style:column-width="0.3438in"/>
    </style:style>
    <style:style style:name="Table5.B" style:family="table-column">
      <style:table-column-properties style:column-width="3.3493in"/>
    </style:style>
    <style:style style:name="Table5.C" style:family="table-column">
      <style:table-column-properties style:column-width="3.2319in"/>
    </style:style>
    <style:style style:name="Table5.1" style:family="table-row">
      <style:table-row-properties fo:background-color="#eff1eb">
        <style:background-image/>
      </style:table-row-properties>
    </style:style>
    <style:style style:name="Table5.A1" style:family="table-cell">
      <style:table-cell-properties style:vertical-align="middle" fo:background-color="#c7ccbe" fo:padding="0in" fo:border="none">
        <style:background-image/>
      </style:table-cell-properties>
    </style:style>
    <style:style style:name="Table5.2" style:family="table-row">
      <style:table-row-properties fo:background-color="#ffffff">
        <style:background-image/>
      </style:table-row-properties>
    </style:style>
    <style:style style:name="Table5.A2" style:family="table-cell">
      <style:table-cell-properties style:vertical-align="middle" fo:padding="0.0833in" fo:border="0.05pt solid #c7ccbe"/>
    </style:style>
    <style:style style:name="Table5.B2" style:family="table-cell">
      <style:table-cell-properties style:vertical-align="middle" fo:padding="0.0833in" fo:border="0.05pt solid #c7ccbe"/>
    </style:style>
    <style:style style:name="Table5.C2" style:family="table-cell">
      <style:table-cell-properties style:vertical-align="middle" fo:padding="0.0833in" fo:border="0.05pt solid #c7ccbe"/>
    </style:style>
    <style:style style:name="Table5.A3" style:family="table-cell">
      <style:table-cell-properties style:vertical-align="middle" fo:padding="0.0833in" fo:border="0.05pt solid #c7ccbe"/>
    </style:style>
    <style:style style:name="Table5.B3" style:family="table-cell">
      <style:table-cell-properties style:vertical-align="middle" fo:padding="0.0833in" fo:border="0.05pt solid #c7ccbe"/>
    </style:style>
    <style:style style:name="Table5.C3" style:family="table-cell">
      <style:table-cell-properties style:vertical-align="middle" fo:padding="0.0833in" fo:border="0.05pt solid #c7ccbe"/>
    </style:style>
    <style:style style:name="Table5.A4" style:family="table-cell">
      <style:table-cell-properties style:vertical-align="middle" fo:padding="0.0833in" fo:border="0.05pt solid #c7ccbe"/>
    </style:style>
    <style:style style:name="Table5.B4" style:family="table-cell">
      <style:table-cell-properties style:vertical-align="middle" fo:padding="0.0833in" fo:border="0.05pt solid #c7ccbe"/>
    </style:style>
    <style:style style:name="Table5.C4" style:family="table-cell">
      <style:table-cell-properties style:vertical-align="middle" fo:padding="0.0833in" fo:border="0.05pt solid #c7ccbe"/>
    </style:style>
    <style:style style:name="Table5.A5" style:family="table-cell">
      <style:table-cell-properties style:vertical-align="middle" fo:padding="0.0833in" fo:border="0.05pt solid #c7ccbe"/>
    </style:style>
    <style:style style:name="Table5.B5" style:family="table-cell">
      <style:table-cell-properties style:vertical-align="middle" fo:padding="0.0833in" fo:border="0.05pt solid #c7ccbe"/>
    </style:style>
    <style:style style:name="Table5.C5" style:family="table-cell">
      <style:table-cell-properties style:vertical-align="middle" fo:padding="0.0833in" fo:border="0.05pt solid #c7ccbe"/>
    </style:style>
    <style:style style:name="Table6" style:family="table">
      <style:table-properties style:width="6.925in" table:align="left"/>
    </style:style>
    <style:style style:name="Table6.A" style:family="table-column">
      <style:table-column-properties style:column-width="0.3438in"/>
    </style:style>
    <style:style style:name="Table6.B" style:family="table-column">
      <style:table-column-properties style:column-width="3.6597in"/>
    </style:style>
    <style:style style:name="Table6.C" style:family="table-column">
      <style:table-column-properties style:column-width="2.9215in"/>
    </style:style>
    <style:style style:name="Table6.1" style:family="table-row">
      <style:table-row-properties fo:background-color="#eff1eb">
        <style:background-image/>
      </style:table-row-properties>
    </style:style>
    <style:style style:name="Table6.A1" style:family="table-cell">
      <style:table-cell-properties style:vertical-align="middle" fo:background-color="#c7ccbe" fo:padding="0in" fo:border="none">
        <style:background-image/>
      </style:table-cell-properties>
    </style:style>
    <style:style style:name="Table6.2" style:family="table-row">
      <style:table-row-properties fo:background-color="#ffffff">
        <style:background-image/>
      </style:table-row-properties>
    </style:style>
    <style:style style:name="Table6.A2" style:family="table-cell">
      <style:table-cell-properties style:vertical-align="middle" fo:padding="0.0833in" fo:border="0.05pt solid #c7ccbe"/>
    </style:style>
    <style:style style:name="Table6.B2" style:family="table-cell">
      <style:table-cell-properties style:vertical-align="middle" fo:padding="0.0833in" fo:border="0.05pt solid #c7ccbe"/>
    </style:style>
    <style:style style:name="Table6.C2" style:family="table-cell">
      <style:table-cell-properties style:vertical-align="middle" fo:padding="0.0833in" fo:border="0.05pt solid #c7ccbe"/>
    </style:style>
    <style:style style:name="Table6.A3" style:family="table-cell">
      <style:table-cell-properties style:vertical-align="middle" fo:padding="0.0833in" fo:border="0.05pt solid #c7ccbe"/>
    </style:style>
    <style:style style:name="Table6.B3" style:family="table-cell">
      <style:table-cell-properties style:vertical-align="middle" fo:padding="0.0833in" fo:border="0.05pt solid #c7ccbe"/>
    </style:style>
    <style:style style:name="Table6.C3" style:family="table-cell">
      <style:table-cell-properties style:vertical-align="middle" fo:padding="0.0833in" fo:border="0.05pt solid #c7ccbe"/>
    </style:style>
    <style:style style:name="Table6.A4" style:family="table-cell">
      <style:table-cell-properties style:vertical-align="middle" fo:padding="0.0833in" fo:border="0.05pt solid #c7ccbe"/>
    </style:style>
    <style:style style:name="Table6.B4" style:family="table-cell">
      <style:table-cell-properties style:vertical-align="middle" fo:padding="0.0833in" fo:border="0.05pt solid #c7ccbe"/>
    </style:style>
    <style:style style:name="Table6.C4" style:family="table-cell">
      <style:table-cell-properties style:vertical-align="middle" fo:padding="0.0833in" fo:border="0.05pt solid #c7ccbe"/>
    </style:style>
    <style:style style:name="Table6.A5" style:family="table-cell">
      <style:table-cell-properties style:vertical-align="middle" fo:padding="0.0833in" fo:border="0.05pt solid #c7ccbe"/>
    </style:style>
    <style:style style:name="Table6.B5" style:family="table-cell">
      <style:table-cell-properties style:vertical-align="middle" fo:padding="0.0833in" fo:border="0.05pt solid #c7ccbe"/>
    </style:style>
    <style:style style:name="Table6.C5" style:family="table-cell">
      <style:table-cell-properties style:vertical-align="middle" fo:padding="0.0833in" fo:border="0.05pt solid #c7ccbe"/>
    </style:style>
    <style:style style:name="Table7" style:family="table">
      <style:table-properties style:width="4.8528in" table:align="left"/>
    </style:style>
    <style:style style:name="Table7.A" style:family="table-column">
      <style:table-column-properties style:column-width="4.8528in"/>
    </style:style>
    <style:style style:name="Table7.1" style:family="table-row">
      <style:table-row-properties fo:background-color="#eff1eb">
        <style:background-image/>
      </style:table-row-properties>
    </style:style>
    <style:style style:name="Table7.A1" style:family="table-cell">
      <style:table-cell-properties style:vertical-align="middle" fo:padding="0.0833in" fo:border="0.05pt solid #c7ccbe"/>
    </style:style>
    <style:style style:name="Table7.2" style:family="table-row">
      <style:table-row-properties fo:background-color="#ffffff">
        <style:background-image/>
      </style:table-row-properties>
    </style:style>
    <style:style style:name="Table8" style:family="table">
      <style:table-properties style:width="6.925in" table:align="left"/>
    </style:style>
    <style:style style:name="Table8.A" style:family="table-column">
      <style:table-column-properties style:column-width="0.3042in"/>
    </style:style>
    <style:style style:name="Table8.B" style:family="table-column">
      <style:table-column-properties style:column-width="3.1674in"/>
    </style:style>
    <style:style style:name="Table8.C" style:family="table-column">
      <style:table-column-properties style:column-width="3.4535in"/>
    </style:style>
    <style:style style:name="Table8.1" style:family="table-row">
      <style:table-row-properties fo:background-color="#eff1eb">
        <style:background-image/>
      </style:table-row-properties>
    </style:style>
    <style:style style:name="Table8.A1" style:family="table-cell">
      <style:table-cell-properties style:vertical-align="middle" fo:background-color="#c7ccbe" fo:padding="0in" fo:border="none">
        <style:background-image/>
      </style:table-cell-properties>
    </style:style>
    <style:style style:name="Table8.2" style:family="table-row">
      <style:table-row-properties fo:background-color="#ffffff">
        <style:background-image/>
      </style:table-row-properties>
    </style:style>
    <style:style style:name="Table8.A2" style:family="table-cell">
      <style:table-cell-properties style:vertical-align="middle" fo:padding="0.0833in" fo:border="0.05pt solid #c7ccbe"/>
    </style:style>
    <style:style style:name="Table8.B2" style:family="table-cell">
      <style:table-cell-properties style:vertical-align="middle" fo:padding="0.0833in" fo:border="0.05pt solid #c7ccbe"/>
    </style:style>
    <style:style style:name="Table8.C2" style:family="table-cell">
      <style:table-cell-properties style:vertical-align="middle" fo:padding="0.0833in" fo:border="0.05pt solid #c7ccbe"/>
    </style:style>
    <style:style style:name="Table8.A3" style:family="table-cell">
      <style:table-cell-properties style:vertical-align="middle" fo:padding="0.0833in" fo:border="0.05pt solid #c7ccbe"/>
    </style:style>
    <style:style style:name="Table8.B3" style:family="table-cell">
      <style:table-cell-properties style:vertical-align="middle" fo:padding="0.0833in" fo:border="0.05pt solid #c7ccbe"/>
    </style:style>
    <style:style style:name="Table8.C3" style:family="table-cell">
      <style:table-cell-properties style:vertical-align="middle" fo:padding="0.0833in" fo:border="0.05pt solid #c7ccbe"/>
    </style:style>
    <style:style style:name="Table8.A4" style:family="table-cell">
      <style:table-cell-properties style:vertical-align="middle" fo:padding="0.0833in" fo:border="0.05pt solid #c7ccbe"/>
    </style:style>
    <style:style style:name="Table8.B4" style:family="table-cell">
      <style:table-cell-properties style:vertical-align="middle" fo:padding="0.0833in" fo:border="0.05pt solid #c7ccbe"/>
    </style:style>
    <style:style style:name="Table8.C4" style:family="table-cell">
      <style:table-cell-properties style:vertical-align="middle" fo:padding="0.0833in" fo:border="0.05pt solid #c7ccbe"/>
    </style:style>
    <style:style style:name="P1" style:family="paragraph" style:parent-style-name="Heading_20_1">
      <style:paragraph-properties fo:margin-left="0in" fo:margin-right="0in" fo:margin-top="0.052in" fo:margin-bottom="0.1965in" style:contextual-spacing="false" fo:text-align="justify" style:justify-single-word="false" fo:orphans="2" fo:widows="2" fo:text-indent="0in" style:auto-text-indent="false"/>
      <style:text-properties fo:font-variant="normal" fo:text-transform="none" fo:color="#610b38" loext:opacity="100%" style:font-name="erdana" fo:font-size="21.75pt" fo:letter-spacing="normal" fo:font-style="normal" fo:font-weight="normal"/>
    </style:style>
    <style:style style:name="P2"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610b4b" loext:opacity="100%" style:font-name="erdana" fo:font-size="15.75pt" fo:letter-spacing="normal" fo:font-style="normal" fo:font-weight="normal"/>
    </style:style>
    <style:style style:name="P3" style:family="paragraph" style:parent-style-name="Heading_20_3">
      <style:paragraph-properties fo:margin-left="0in" fo:margin-right="0in" fo:text-align="justify" style:justify-single-word="false" fo:orphans="2" fo:widows="2" fo:text-indent="0in" style:auto-text-indent="false"/>
    </style:style>
    <style:style style:name="P4" style:family="paragraph" style:parent-style-name="Preformatted_20_Text">
      <style:paragraph-properties fo:margin-left="0in" fo:margin-right="0in" fo:margin-top="0.0835in" fo:margin-bottom="0in" style:contextual-spacing="false" fo:text-align="justify" style:justify-single-word="false" fo:orphans="2" fo:widows="2" fo:text-indent="0in" style:auto-text-indent="false"/>
      <style:text-properties fo:font-variant="normal" fo:text-transform="none" fo:color="#f9f9f9" loext:opacity="100%" style:font-name="inter-regular" fo:font-size="12pt" fo:letter-spacing="normal" fo:font-style="normal" fo:font-weight="normal" fo:background-color="#1c1d1c" loext:padding-left="0.052in" loext:padding-right="0.0193in" loext:padding-top="0.0193in" loext:padding-bottom="0.0193in" loext:border="0.06pt solid #d5ddc6"/>
    </style:style>
    <style:style style:name="P5" style:family="paragraph" style:parent-style-name="Preformatted_20_Text">
      <style:paragraph-properties fo:margin-top="0.0835in" fo:margin-bottom="0in" style:contextual-spacing="false" fo:text-align="justify" style:justify-single-word="false" fo:orphans="2" fo:widows="2"/>
      <style:text-properties fo:font-variant="normal" fo:text-transform="none" fo:color="#f9f9f9" loext:opacity="100%" style:font-name="inter-regular" fo:font-size="12pt" fo:letter-spacing="normal" fo:font-style="normal" fo:font-weight="normal" fo:background-color="#1c1d1c" loext:padding-left="0.052in" loext:padding-right="0.0193in" loext:padding-top="0.0193in" loext:padding-bottom="0.0193in" loext:border="0.06pt solid #d5ddc6"/>
    </style:style>
    <style:style style:name="P6" style:family="paragraph" style:parent-style-name="Table_20_Contents">
      <style:paragraph-properties fo:line-height="170%" fo:text-align="justify" style:justify-single-word="false"/>
      <style:text-properties fo:color="#333333" loext:opacity="100%" style:font-name="inter-regular" fo:font-size="12pt"/>
    </style:style>
    <style:style style:name="P7" style:family="paragraph" style:parent-style-name="Table_20_Contents">
      <style:paragraph-properties fo:margin-left="0in" fo:margin-right="0in" fo:line-height="170%" fo:text-align="justify" style:justify-single-word="false" fo:text-indent="0in" style:auto-text-indent="false"/>
      <style:text-properties fo:color="#333333" loext:opacity="100%" style:font-name="inter-regular" fo:font-size="12pt"/>
    </style:style>
    <style:style style:name="P8" style:family="paragraph" style:parent-style-name="Table_20_Heading">
      <style:paragraph-properties fo:text-align="start" style:justify-single-word="false"/>
      <style:text-properties fo:color="#000000" loext:opacity="100%" style:font-name="times new roman" fo:font-size="12.75pt"/>
    </style:style>
    <style:style style:name="P9" style:family="paragraph" style:parent-style-name="Table_20_Heading">
      <style:paragraph-properties fo:margin-left="0in" fo:margin-right="0in" fo:text-align="start" style:justify-single-word="false" fo:text-indent="0in" style:auto-text-indent="false"/>
      <style:text-properties fo:color="#000000" loext:opacity="100%" style:font-name="times new roman" fo:font-size="12.75pt"/>
    </style:style>
    <style:style style:name="P10"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333333" loext:opacity="100%" style:font-name="inter-regular" fo:font-size="12pt" fo:letter-spacing="normal" fo:font-style="normal" fo:font-weight="normal"/>
    </style:style>
    <style:style style:name="P11" style:family="paragraph" style:parent-style-name="Text_20_body" style:list-style-name="L1">
      <style:paragraph-properties fo:margin-top="0.0417in" fo:margin-bottom="0.1965in" style:contextual-spacing="false" style:line-height-at-least="0.2602in" fo:text-align="justify" style:justify-single-word="false" fo:orphans="2" fo:widows="2"/>
      <style:text-properties fo:font-variant="normal" fo:text-transform="none" fo:color="#000000" loext:opacity="100%" style:font-name="inter-regular" fo:font-size="12pt" fo:letter-spacing="normal" fo:font-style="normal" fo:font-weight="normal"/>
    </style:style>
    <style:style style:name="P12" style:family="paragraph" style:parent-style-name="Text_20_body" style:list-style-name="L7">
      <style:paragraph-properties fo:margin-top="0.0417in" fo:margin-bottom="0.1965in" style:contextual-spacing="false" style:line-height-at-least="0.2602in" fo:text-align="justify" style:justify-single-word="false" fo:orphans="2" fo:widows="2"/>
      <style:text-properties fo:font-variant="normal" fo:text-transform="none" fo:color="#000000" loext:opacity="100%" style:font-name="inter-regular" fo:font-size="12pt" fo:letter-spacing="normal" fo:font-style="normal" fo:font-weight="normal"/>
    </style:style>
    <style:style style:name="P13" style:family="paragraph" style:parent-style-name="Text_20_body" style:list-style-name="L8">
      <style:paragraph-properties fo:margin-top="0.0417in" fo:margin-bottom="0.1965in" style:contextual-spacing="false" style:line-height-at-least="0.2602in" fo:text-align="justify" style:justify-single-word="false" fo:orphans="2" fo:widows="2"/>
      <style:text-properties fo:font-variant="normal" fo:text-transform="none" fo:color="#000000" loext:opacity="100%" style:font-name="inter-regular" fo:font-size="12pt" fo:letter-spacing="normal" fo:font-style="normal" fo:font-weight="normal"/>
    </style:style>
    <style:style style:name="P14" style:family="paragraph" style:parent-style-name="Text_20_body" style:list-style-name="L9">
      <style:paragraph-properties fo:margin-top="0.0417in" fo:margin-bottom="0.1965in" style:contextual-spacing="false" style:line-height-at-least="0.2602in" fo:text-align="justify" style:justify-single-word="false" fo:orphans="2" fo:widows="2"/>
      <style:text-properties fo:font-variant="normal" fo:text-transform="none" fo:color="#000000" loext:opacity="100%" style:font-name="inter-regular" fo:font-size="12pt" fo:letter-spacing="normal" fo:font-style="normal" fo:font-weight="normal"/>
    </style:style>
    <style:style style:name="P15" style:family="paragraph" style:parent-style-name="Text_20_body" style:list-style-name="L10">
      <style:paragraph-properties fo:margin-top="0.0417in" fo:margin-bottom="0.1965in" style:contextual-spacing="false" style:line-height-at-least="0.2602in" fo:text-align="justify" style:justify-single-word="false" fo:orphans="2" fo:widows="2"/>
      <style:text-properties fo:font-variant="normal" fo:text-transform="none" fo:color="#000000" loext:opacity="100%" style:font-name="inter-regular" fo:font-size="12pt" fo:letter-spacing="normal" fo:font-style="normal" fo:font-weight="normal"/>
    </style:style>
    <style:style style:name="P16" style:family="paragraph" style:parent-style-name="Text_20_body" style:list-style-name="L11">
      <style:paragraph-properties fo:margin-top="0.0417in" fo:margin-bottom="0.1965in" style:contextual-spacing="false" style:line-height-at-least="0.2602in" fo:text-align="justify" style:justify-single-word="false" fo:orphans="2" fo:widows="2"/>
      <style:text-properties fo:font-variant="normal" fo:text-transform="none" fo:color="#000000" loext:opacity="100%" style:font-name="inter-regular" fo:font-size="12pt" fo:letter-spacing="normal" fo:font-style="normal" fo:font-weight="normal"/>
    </style:style>
    <style:style style:name="P17" style:family="paragraph" style:parent-style-name="Text_20_body" style:list-style-name="L12">
      <style:paragraph-properties fo:margin-top="0.0417in" fo:margin-bottom="0.1965in" style:contextual-spacing="false" style:line-height-at-least="0.2602in" fo:text-align="justify" style:justify-single-word="false" fo:orphans="2" fo:widows="2"/>
      <style:text-properties fo:font-variant="normal" fo:text-transform="none" fo:color="#000000" loext:opacity="100%" style:font-name="inter-regular" fo:font-size="12pt" fo:letter-spacing="normal" fo:font-style="normal" fo:font-weight="normal"/>
    </style:style>
    <style:style style:name="P18" style:family="paragraph" style:parent-style-name="Text_20_body" style:list-style-name="L15">
      <style:paragraph-properties fo:margin-top="0.0417in" fo:margin-bottom="0.1965in" style:contextual-spacing="false" style:line-height-at-least="0.2602in" fo:text-align="justify" style:justify-single-word="false" fo:orphans="2" fo:widows="2"/>
      <style:text-properties fo:font-variant="normal" fo:text-transform="none" fo:color="#000000" loext:opacity="100%" style:font-name="inter-regular" fo:font-size="12pt" fo:letter-spacing="normal" fo:font-style="normal" fo:font-weight="normal"/>
    </style:style>
    <style:style style:name="P19" style:family="paragraph" style:parent-style-name="Text_20_body" style:list-style-name="L16">
      <style:paragraph-properties fo:margin-top="0.0417in" fo:margin-bottom="0.1965in" style:contextual-spacing="false" style:line-height-at-least="0.2602in" fo:text-align="justify" style:justify-single-word="false" fo:orphans="2" fo:widows="2"/>
      <style:text-properties fo:font-variant="normal" fo:text-transform="none" fo:color="#000000" loext:opacity="100%" style:font-name="inter-regular" fo:font-size="12pt" fo:letter-spacing="normal" fo:font-style="normal" fo:font-weight="normal"/>
    </style:style>
    <style:style style:name="P20" style:family="paragraph" style:parent-style-name="Text_20_body" style:list-style-name="L22">
      <style:paragraph-properties fo:margin-top="0.0417in" fo:margin-bottom="0.1965in" style:contextual-spacing="false" style:line-height-at-least="0.2602in" fo:text-align="justify" style:justify-single-word="false" fo:orphans="2" fo:widows="2"/>
      <style:text-properties fo:font-variant="normal" fo:text-transform="none" fo:color="#000000" loext:opacity="100%" style:font-name="inter-regular" fo:font-size="12pt" fo:letter-spacing="normal" fo:font-style="normal" fo:font-weight="normal"/>
    </style:style>
    <style:style style:name="P21" style:family="paragraph" style:parent-style-name="Text_20_body" style:list-style-name="L25">
      <style:paragraph-properties fo:margin-top="0.0417in" fo:margin-bottom="0.1965in" style:contextual-spacing="false" style:line-height-at-least="0.2602in" fo:text-align="justify" style:justify-single-word="false" fo:orphans="2" fo:widows="2"/>
      <style:text-properties fo:font-variant="normal" fo:text-transform="none" fo:color="#000000" loext:opacity="100%" style:font-name="inter-regular" fo:font-size="12pt" fo:letter-spacing="normal" fo:font-style="normal" fo:font-weight="normal"/>
    </style:style>
    <style:style style:name="P22" style:family="paragraph" style:parent-style-name="Text_20_body" style:list-style-name="L2">
      <style:paragraph-properties fo:margin-left="0in" fo:margin-right="0in" fo:margin-top="0in" fo:margin-bottom="0in" style:contextual-spacing="false" style:line-height-at-least="0.2602in" fo:text-align="justify" style:justify-single-word="false" fo:orphans="2" fo:widows="2" fo:text-indent="0in" style:auto-text-indent="false" fo:padding="0in" fo:border="none"/>
      <style:text-properties fo:font-variant="normal" fo:text-transform="none" fo:color="#000000" loext:opacity="100%" style:font-name="inter-regular" fo:font-size="12pt" fo:letter-spacing="normal" fo:font-style="normal" fo:font-weight="normal" loext:padding="0in" loext:border="none"/>
    </style:style>
    <style:style style:name="P23" style:family="paragraph" style:parent-style-name="Text_20_body" style:list-style-name="L3">
      <style:paragraph-properties fo:margin-left="0in" fo:margin-right="0in" fo:margin-top="0in" fo:margin-bottom="0in" style:contextual-spacing="false" style:line-height-at-least="0.2602in" fo:text-align="justify" style:justify-single-word="false" fo:orphans="2" fo:widows="2" fo:text-indent="0in" style:auto-text-indent="false" fo:padding="0in" fo:border="none"/>
      <style:text-properties fo:font-variant="normal" fo:text-transform="none" fo:color="#000000" loext:opacity="100%" style:font-name="inter-regular" fo:font-size="12pt" fo:letter-spacing="normal" fo:font-style="normal" fo:font-weight="normal" loext:padding="0in" loext:border="none"/>
    </style:style>
    <style:style style:name="P24" style:family="paragraph" style:parent-style-name="Text_20_body" style:list-style-name="L19">
      <style:paragraph-properties fo:margin-left="0in" fo:margin-right="0in" fo:margin-top="0in" fo:margin-bottom="0in" style:contextual-spacing="false" style:line-height-at-least="0.2602in" fo:text-align="justify" style:justify-single-word="false" fo:orphans="2" fo:widows="2" fo:text-indent="0in" style:auto-text-indent="false" fo:padding="0in" fo:border="none"/>
      <style:text-properties fo:font-variant="normal" fo:text-transform="none" fo:color="#000000" loext:opacity="100%" style:font-name="inter-regular" fo:font-size="12pt" fo:letter-spacing="normal" fo:font-style="normal" fo:font-weight="normal" loext:padding="0in" loext:border="none"/>
    </style:style>
    <style:style style:name="P25" style:family="paragraph" style:parent-style-name="Text_20_body" style:list-style-name="L20">
      <style:paragraph-properties fo:margin-left="0in" fo:margin-right="0in" fo:margin-top="0in" fo:margin-bottom="0in" style:contextual-spacing="false" style:line-height-at-least="0.2602in" fo:text-align="justify" style:justify-single-word="false" fo:orphans="2" fo:widows="2" fo:text-indent="0in" style:auto-text-indent="false" fo:padding="0in" fo:border="none"/>
      <style:text-properties fo:font-variant="normal" fo:text-transform="none" fo:color="#000000" loext:opacity="100%" style:font-name="inter-regular" fo:font-size="12pt" fo:letter-spacing="normal" fo:font-style="normal" fo:font-weight="normal" loext:padding="0in" loext:border="none"/>
    </style:style>
    <style:style style:name="P26" style:family="paragraph" style:parent-style-name="Text_20_body">
      <style:paragraph-properties fo:margin-left="0in" fo:margin-right="0in" fo:margin-top="0in" fo:margin-bottom="0in" style:contextual-spacing="false" style:line-height-at-least="0.2602in" fo:text-align="justify" style:justify-single-word="false" fo:orphans="2" fo:widows="2" fo:text-indent="0in" style:auto-text-indent="false" fo:padding="0in" fo:border="none"/>
      <style:text-properties fo:font-variant="normal" fo:text-transform="none" fo:color="#000000" loext:opacity="100%" style:font-name="inter-regular" fo:font-size="12pt" fo:letter-spacing="normal" fo:font-style="normal" fo:font-weight="normal" loext:padding="0in" loext:border="none"/>
    </style:style>
    <style:style style:name="P27" style:family="paragraph" style:parent-style-name="Text_20_body">
      <style:paragraph-properties fo:margin-left="0.1043in" fo:margin-right="0.1043in" fo:margin-top="0in" fo:margin-bottom="0in" style:contextual-spacing="false" fo:line-height="100%" fo:text-align="center" style:justify-single-word="false" fo:orphans="1" fo:text-indent="0in" style:auto-text-indent="false"/>
      <style:text-properties fo:font-variant="normal" fo:text-transform="none" fo:color="#000000" loext:opacity="100%" style:font-name="inherit" fo:font-size="14pt" fo:letter-spacing="normal" fo:font-style="normal" fo:font-weight="normal" style:font-name-asian="inherit" style:font-size-asian="14pt" style:font-style-asian="normal" style:font-weight-asian="normal" style:font-name-complex="inherit" style:font-size-complex="14pt" style:font-style-complex="normal" style:font-weight-complex="normal" loext:padding="0in" loext:border="none"/>
    </style:style>
    <style:style style:name="P28" style:family="paragraph" style:parent-style-name="Text_20_body">
      <style:paragraph-properties fo:margin-left="0in" fo:margin-right="0in" fo:margin-top="0in" fo:margin-bottom="0in" style:contextual-spacing="false" style:line-height-at-least="0.2602in" fo:text-align="justify" style:justify-single-word="false" fo:orphans="2" fo:widows="2" fo:text-indent="0in" style:auto-text-indent="false" fo:padding="0in" fo:border="none"/>
      <style:text-properties fo:font-variant="normal" fo:text-transform="none" fo:color="#000000" loext:opacity="100%" fo:letter-spacing="normal" loext:padding="0in" loext:border="none"/>
    </style:style>
    <style:style style:name="P29" style:family="paragraph" style:parent-style-name="Text_20_body">
      <style:paragraph-properties fo:margin-left="0.1043in" fo:margin-right="0.1043in" fo:margin-top="0in" fo:margin-bottom="0in" style:contextual-spacing="false" fo:line-height="100%" fo:text-align="center" style:justify-single-word="false" fo:orphans="1" fo:text-indent="0in" style:auto-text-indent="false"/>
      <style:text-properties fo:font-variant="normal" fo:text-transform="none" style:font-name="inherit" fo:letter-spacing="normal" style:font-name-asian="inherit" style:font-name-complex="inherit" loext:padding="0in" loext:border="none"/>
    </style:style>
    <style:style style:name="P30" style:family="paragraph" style:parent-style-name="Text_20_body">
      <style:paragraph-properties fo:margin-left="0.1043in" fo:margin-right="0.1043in" fo:margin-top="0in" fo:margin-bottom="0in" style:contextual-spacing="false" fo:line-height="100%" fo:text-align="center" style:justify-single-word="false" fo:orphans="1" fo:text-indent="0in" style:auto-text-indent="false"/>
    </style:style>
    <style:style style:name="P31" style:family="paragraph" style:parent-style-name="Text_20_body">
      <style:paragraph-properties fo:margin-top="0in" fo:margin-bottom="0in" style:contextual-spacing="false" fo:line-height="100%" fo:text-align="center" style:justify-single-word="false" fo:orphans="1"/>
    </style:style>
    <style:style style:name="P32" style:family="paragraph" style:parent-style-name="Text_20_body">
      <style:paragraph-properties fo:margin-left="0.1043in" fo:margin-right="0.1043in" fo:margin-top="0in" fo:margin-bottom="0in" style:contextual-spacing="false" fo:line-height="100%" fo:text-align="center" style:justify-single-word="false" fo:orphans="0" fo:text-indent="0in" style:auto-text-indent="false"/>
    </style:style>
    <style:style style:name="P33" style:family="paragraph" style:parent-style-name="Text_20_body">
      <style:paragraph-properties fo:margin-top="0in" fo:margin-bottom="0in" style:contextual-spacing="false" fo:text-align="center" style:justify-single-word="false"/>
    </style:style>
    <style:style style:name="P34" style:family="paragraph" style:parent-style-name="Text_20_body">
      <style:paragraph-properties fo:margin-left="0in" fo:margin-right="0in" fo:text-align="justify" style:justify-single-word="false" fo:orphans="2" fo:widows="2" fo:text-indent="0in" style:auto-text-indent="false"/>
    </style:style>
    <style:style style:name="P35" style:family="paragraph" style:parent-style-name="Text_20_body" style:list-style-name="L21">
      <style:paragraph-properties fo:margin-top="0.0417in" fo:margin-bottom="0.1965in" style:contextual-spacing="false" style:line-height-at-least="0.2602in" fo:text-align="justify" style:justify-single-word="false" fo:orphans="2" fo:widows="2"/>
    </style:style>
    <style:style style:name="P36" style:family="paragraph" style:parent-style-name="Text_20_body">
      <style:paragraph-properties fo:margin-top="0in" fo:margin-bottom="0in" style:contextual-spacing="false" fo:text-align="center" style:justify-single-word="false"/>
      <style:text-properties loext:padding="0in" loext:border="none"/>
    </style:style>
    <style:style style:name="P37" style:family="paragraph" style:parent-style-name="Text_20_body">
      <style:paragraph-properties fo:margin-left="0.1043in" fo:margin-right="0.1043in" fo:margin-top="0.1043in" fo:margin-bottom="0.1043in" style:contextual-spacing="false" fo:text-align="center" style:justify-single-word="false" fo:text-indent="0in" style:auto-text-indent="false"/>
      <style:text-properties loext:padding="0in" loext:border="none"/>
    </style:style>
    <style:style style:name="P38" style:family="paragraph" style:parent-style-name="Text_20_body">
      <style:paragraph-properties fo:margin-left="0.1043in" fo:margin-right="0.1043in" fo:margin-top="0.1043in" fo:margin-bottom="0.2083in" style:contextual-spacing="false" fo:text-align="center" style:justify-single-word="false" fo:text-indent="0in" style:auto-text-indent="false"/>
      <style:text-properties loext:padding="0in" loext:border="none"/>
    </style:style>
    <style:style style:name="T1" style:family="text">
      <style:text-properties fo:font-variant="normal" fo:text-transform="none" style:font-name="inherit" fo:letter-spacing="normal" loext:padding="0in" loext:border="none"/>
    </style:style>
    <style:style style:name="T2" style:family="text">
      <style:text-properties fo:font-variant="normal" fo:text-transform="none" fo:color="#333333" loext:opacity="100%" style:font-name="inter-bold" fo:font-size="12pt" fo:letter-spacing="normal" fo:font-style="normal" fo:font-weight="bold"/>
    </style:style>
    <style:style style:name="T3" style:family="text">
      <style:text-properties fo:font-variant="normal" fo:text-transform="none" fo:color="#333333" loext:opacity="100%" style:font-name="inter-regular" fo:font-size="12pt" fo:letter-spacing="normal" fo:font-style="normal" fo:font-weight="normal"/>
    </style:style>
    <style:style style:name="T4" style:family="text">
      <style:text-properties fo:font-variant="normal" fo:text-transform="none" fo:color="#610b4b" loext:opacity="100%" style:font-name="erdana" fo:font-size="15.75pt" fo:letter-spacing="normal" fo:font-style="normal" fo:font-weight="normal"/>
    </style:style>
    <style:style style:name="T5" style:family="text">
      <style:text-properties fo:font-variant="normal" fo:text-transform="none" fo:color="#008000" loext:opacity="100%" style:text-line-through-style="none" style:text-line-through-type="none" style:font-name="erdana" fo:font-size="15.75pt" fo:letter-spacing="normal" fo:font-style="normal" style:text-underline-style="none" fo:font-weight="normal" style:text-blinking="false"/>
    </style:style>
    <style:style style:name="T6" style:family="text">
      <style:text-properties fo:font-variant="normal" fo:text-transform="none" fo:color="#000000" loext:opacity="100%" style:font-name="inter-bold" fo:font-size="12pt" fo:letter-spacing="normal" fo:font-style="normal" fo:font-weight="bold"/>
    </style:style>
    <style:style style:name="T7" style:family="text">
      <style:text-properties fo:font-variant="normal" fo:text-transform="none" fo:color="#000000" loext:opacity="100%" style:font-name="inter-regular" fo:font-size="12pt" fo:letter-spacing="normal" fo:font-style="normal" fo:font-weight="normal"/>
    </style:style>
    <style:style style:name="T8" style:family="text">
      <style:text-properties fo:font-variant="normal" fo:text-transform="none" fo:color="#000000" loext:opacity="100%" style:font-name="inter-regular" fo:font-size="12pt" fo:letter-spacing="normal" fo:font-style="normal" fo:font-weight="normal" loext:padding="0in" loext:border="none"/>
    </style:style>
    <style:style style:name="T9" style:family="text">
      <style:text-properties fo:font-variant="normal" fo:text-transform="none" fo:color="#006699" loext:opacity="100%" style:font-name="inter-regular" fo:font-size="12pt" fo:letter-spacing="normal" fo:font-style="normal" fo:font-weight="bold" loext:padding="0in" loext:border="none"/>
    </style:style>
    <style:style style:name="T10" style:family="text">
      <style:text-properties style:font-name="inter-regular" fo:font-size="12pt" fo:font-style="normal" fo:font-weight="normal"/>
    </style:style>
    <style:style style:name="T11" style:family="text">
      <style:text-properties style:font-name="inter-bold" fo:font-weight="bold"/>
    </style:style>
    <style:style style:name="T12" style:family="text">
      <style:text-properties fo:color="#006699" loext:opacity="100%" fo:font-weight="bold"/>
    </style:style>
    <style:style style:name="T13" style:family="text">
      <style:text-properties fo:color="#006699" loext:opacity="100%" style:font-name="inter-regular" fo:font-size="12pt" fo:font-style="normal" fo:font-weight="bold"/>
    </style:style>
    <style:style style:name="T14" style:family="text">
      <style:text-properties fo:color="#0000ff" loext:opacity="100%"/>
    </style:style>
    <style:style style:name="T15" style:family="text">
      <style:text-properties fo:color="#0000ff" loext:opacity="100%" style:font-name="inter-regular" fo:font-size="12pt" fo:font-style="normal" fo:font-weight="normal"/>
    </style:style>
    <style:style style:name="T16" style:family="text">
      <style:text-properties fo:color="#c00000" loext:opacity="100%"/>
    </style:style>
    <style:style style:name="T17" style:family="text">
      <style:text-properties fo:color="#c00000" loext:opacity="100%" style:font-name="inter-regular" fo:font-size="12pt" fo:font-style="normal" fo:font-weight="normal"/>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3">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4">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5">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6">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7">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4">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5">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6">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7">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8">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9">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0">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1">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4">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5">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34 Java Collections Interview Questions</text:h>
      <text:p text:style-name="P10">In Java, collection interview questions are most asked by the interviewers. Here is the list of the most asked collections interview questions with answers.</text:p>
      <text:p text:style-name="Horizontal_20_Line"/>
      <text:h text:style-name="P2" text:outline-level="3">1) What is the Collection framework in Java?</text:h>
      <text:p text:style-name="P10">Collection Framework is a combination of classes and interface, which is used to store and manipulate the data in the form of objects. It provides various classes such as ArrayList, Vector, Stack, and HashSet, etc. and interfaces such as List, Queue, Set, etc. for this purpose.</text:p>
      <text:p text:style-name="Horizontal_20_Line"/>
      <text:h text:style-name="P2" text:outline-level="3">2) What are the main differences between array and collection?</text:h>
      <text:p text:style-name="P10">Array and Collection are somewhat similar regarding storing the references of objects and manipulating the data, but they differ in many ways. The main differences between the array and Collection are defined below:</text:p>
      <text:list xml:id="list1375746601" text:style-name="L1">
        <text:list-item>
          <text:p text:style-name="P11">Arrays are always of fixed size, i.e., a user can not increase or decrease the length of the array according to their requirement or at runtime, but In Collection, size can be changed dynamically as per need.</text:p>
        </text:list-item>
        <text:list-item>
          <text:p text:style-name="P11">Arrays can only store homogeneous or similar type objects, but in Collection, heterogeneous objects can be stored.</text:p>
        </text:list-item>
        <text:list-item>
          <text:p text:style-name="P11">Arrays cannot provide the ?ready-made? methods for user requirements as sorting, searching, etc. but Collection includes readymade methods to use.</text:p>
        </text:list-item>
      </text:list>
      <text:p text:style-name="Horizontal_20_Line"/>
      <text:h text:style-name="P2" text:outline-level="3">3) Explain various interfaces used in Collection framework?</text:h>
      <text:p text:style-name="P10">Collection framework implements various interfaces, Collection interface and Map interface (java.util.Map) are the mainly used interfaces of Java Collection Framework. List of interfaces of Collection Framework is given below:</text:p>
      <text:section text:style-name="Sect1" text:name="31d834e2-cf8d-4065-b4b0-2502cb42b89b">
        <text:section text:style-name="Sect1" text:name="primisPlayerContainerDiv">
          <text:section text:style-name="Sect1" text:name="primis_container_div">
            <text:section text:style-name="Sect1" text:name="primis_playerSekindoSPlayer61a60fe34fd91">
              <text:section text:style-name="Sect1" text:name="Player-Div-SekindoSPlayer61a60fe34fd91">
                <text:section text:style-name="Sect1" text:name="Video-Div-SekindoSPlayer61a60fe34fd91">
                  <text:section text:style-name="Sect1" text:name="Video-iFrame-SekindoSPlayer61a60fe34fd91">
                    <text:section text:style-name="Sect1" text:name="layoutContainerDiv">
                      <text:section text:style-name="Sect1" text:name="layoutDesign">
                        <text:section text:style-name="Sect1" text:name="topLeftElements">
                          <text:section text:style-name="Sect1" text:name="titleObj">
                            <text:section text:style-name="Sect1" text:name="titleTxt">
                              <text:p text:style-name="P27"/>
                            </text:section>
                          </text:section>
                        </text:section>
                      </text:section>
                    </text:section>
                  </text:section>
                </text:section>
              </text:section>
            </text:section>
          </text:section>
        </text:section>
      </text:section>
      <text:p text:style-name="P34"><text:soft-page-break/><text:span text:style-name="Strong_20_Emphasis"><text:span text:style-name="T2">1. Collection interface:</text:span></text:span><text:span text:style-name="T3"> Collection (java.util.Collection) is the primary interface, and every collection must implement this interface.</text:span></text:p>
      <text:p text:style-name="P34"><text:span text:style-name="Strong_20_Emphasis"><text:span text:style-name="T2">Syntax:</text:span></text:span></text:p>
      <text:list xml:id="list4072059974" text:style-name="L2">
        <text:list-item>
          <text:p text:style-name="P22"><text:span text:style-name="T12">public</text:span> <text:span text:style-name="T12">interface</text:span> Collection&lt;E&gt;<text:span text:style-name="T12">extends</text:span> Iterable  </text:p>
        </text:list-item>
      </text:list>
      <text:p text:style-name="P10">Where &lt;E&gt; represents that this interface is of Generic type</text:p>
      <text:p text:style-name="P34"><text:span text:style-name="Strong_20_Emphasis"><text:span text:style-name="T2">2. List interface: </text:span></text:span><text:span text:style-name="T3">List interface extends the Collection interface, and it is an ordered collection of objects. It contains duplicate elements. It also allows random access of elements.</text:span></text:p>
      <text:p text:style-name="P34"><text:span text:style-name="Strong_20_Emphasis"><text:span text:style-name="T2">Syntax:</text:span></text:span></text:p>
      <text:list xml:id="list881214740" text:style-name="L3">
        <text:list-item>
          <text:p text:style-name="P23"><text:span text:style-name="T12">public</text:span> <text:span text:style-name="T12">interface</text:span> List&lt;E&gt; <text:span text:style-name="T12">extends</text:span> Collection&lt;E&gt;  </text:p>
        </text:list-item>
      </text:list>
      <text:p text:style-name="P34"><text:span text:style-name="Strong_20_Emphasis"><text:span text:style-name="T2">3. Set interface:</text:span></text:span><text:span text:style-name="T3"> Set (java.util.Set) interface is a collection which cannot contain duplicate elements. It can only include inherited methods of Collection interface</text:span></text:p>
      <text:p text:style-name="P34"><text:span text:style-name="Strong_20_Emphasis"><text:span text:style-name="T2">Syntax: </text:span></text:span><text:span text:style-name="T9">public</text:span><text:span text:style-name="T8"> </text:span><text:span text:style-name="T9">interface</text:span><text:span text:style-name="T8"> Set&lt;E&gt; </text:span><text:span text:style-name="T9">extends</text:span><text:span text:style-name="T8"> Collection&lt;E&gt;  </text:span></text:p>
      <text:p text:style-name="P34"><text:span text:style-name="Strong_20_Emphasis"><text:span text:style-name="T2">Queue interface: </text:span></text:span><text:span text:style-name="T3">Queue (java.util.Queue) interface defines queue data structure, which stores the elements in the form FIFO (first in first out).</text:span></text:p>
      <text:section text:style-name="Sect1" text:name="95ca01e6-3802-4be3-ae1d-012fe262f675">
        <text:p text:style-name="P38"/>
      </text:section>
      <text:p text:style-name="P34"><text:span text:style-name="Strong_20_Emphasis"><text:span text:style-name="T2">Syntax: </text:span></text:span><text:span text:style-name="T9">public</text:span><text:span text:style-name="T8"> </text:span><text:span text:style-name="T9">interface</text:span><text:span text:style-name="T8"> Queue&lt;E&gt; </text:span><text:span text:style-name="T9">extends</text:span><text:span text:style-name="T8"> Collection&lt;E&gt;  </text:span></text:p>
      <text:p text:style-name="P34"><text:span text:style-name="Strong_20_Emphasis"><text:span text:style-name="T2">4. Dequeue interface:</text:span></text:span><text:span text:style-name="T3"> it is a double-ended-queue. It allows the insertion and removal of elements from both ends. It implants the properties of both Stack and queue so it can perform LIFO (Last in first out) stack and FIFO (first in first out) queue, operations.</text:span></text:p>
      <text:p text:style-name="P34"><text:span text:style-name="Strong_20_Emphasis"><text:span text:style-name="T2">Syntax: </text:span></text:span><text:span text:style-name="T9">public</text:span><text:span text:style-name="T8"> </text:span><text:span text:style-name="T9">interface</text:span><text:span text:style-name="T8"> Dequeue&lt;E&gt; </text:span><text:span text:style-name="T9">extends</text:span><text:span text:style-name="T8"> Queue&lt;E&gt;  </text:span></text:p>
      <text:p text:style-name="P34"><text:span text:style-name="Strong_20_Emphasis"><text:span text:style-name="T2">5. Map interface: </text:span></text:span><text:span text:style-name="T3">A Map (java.util.Map) represents a key, value pair storage of elements. Map interface does not implement the Collection interface. It can only contain a unique key but can have duplicate elements. There are two interfaces which implement Map in java that are Map interface and Sorted Map.</text:span></text:p>
      <text:p text:style-name="Horizontal_20_Line"/>
      <text:h text:style-name="P2" text:outline-level="3"><text:soft-page-break/>4) What is the difference between ArrayList and Vector?</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No.</text:p>
          </table:table-cell>
          <table:table-cell table:style-name="Table1.A1" office:value-type="string">
            <text:p text:style-name="P8">ArrayList</text:p>
          </table:table-cell>
          <table:table-cell table:style-name="Table1.A1" office:value-type="string">
            <text:p text:style-name="P9">Vector</text:p>
          </table:table-cell>
        </table:table-row>
        <table:table-row table:style-name="Table1.2">
          <table:table-cell table:style-name="Table1.A2" office:value-type="string">
            <text:p text:style-name="P7">1)</text:p>
          </table:table-cell>
          <table:table-cell table:style-name="Table1.B2" office:value-type="string">
            <text:p text:style-name="P7">ArrayList is not synchronized.</text:p>
          </table:table-cell>
          <table:table-cell table:style-name="Table1.C2" office:value-type="string">
            <text:p text:style-name="P7">Vector is synchronized.</text:p>
          </table:table-cell>
        </table:table-row>
        <table:table-row table:style-name="Table1.1">
          <table:table-cell table:style-name="Table1.A3" office:value-type="string">
            <text:p text:style-name="P7">2)</text:p>
          </table:table-cell>
          <table:table-cell table:style-name="Table1.B3" office:value-type="string">
            <text:p text:style-name="P7">ArrayList is not a legacy class.</text:p>
          </table:table-cell>
          <table:table-cell table:style-name="Table1.C3" office:value-type="string">
            <text:p text:style-name="P7">Vector is a legacy class.</text:p>
          </table:table-cell>
        </table:table-row>
        <table:table-row table:style-name="Table1.2">
          <table:table-cell table:style-name="Table1.A4" office:value-type="string">
            <text:p text:style-name="P7">3)</text:p>
          </table:table-cell>
          <table:table-cell table:style-name="Table1.B4" office:value-type="string">
            <text:p text:style-name="P7">ArrayList increases its size by 50% of the array size.</text:p>
          </table:table-cell>
          <table:table-cell table:style-name="Table1.C4" office:value-type="string">
            <text:p text:style-name="P7">Vector increases its size by doubling the array size.</text:p>
          </table:table-cell>
        </table:table-row>
        <table:table-row table:style-name="Table1.1">
          <table:table-cell table:style-name="Table1.A5" office:value-type="string">
            <text:p text:style-name="P7">4)</text:p>
          </table:table-cell>
          <table:table-cell table:style-name="Table1.B5" office:value-type="string">
            <text:p text:style-name="P7">ArrayList is not ?thread-safe? as it is not synchronized.</text:p>
          </table:table-cell>
          <table:table-cell table:style-name="Table1.C5" office:value-type="string">
            <text:p text:style-name="P6">Vector list is ?thread-safe? as it?s every method is synchronized.</text:p>
          </table:table-cell>
        </table:table-row>
      </table:table>
      <text:p text:style-name="Horizontal_20_Line"/>
      <text:h text:style-name="P2" text:outline-level="3">5) What is the difference between ArrayList and LinkedList?</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No.</text:p>
          </table:table-cell>
          <table:table-cell table:style-name="Table2.A1" office:value-type="string">
            <text:p text:style-name="P8">ArrayList</text:p>
          </table:table-cell>
          <table:table-cell table:style-name="Table2.A1" office:value-type="string">
            <text:p text:style-name="P9">LinkedList</text:p>
          </table:table-cell>
        </table:table-row>
        <table:table-row table:style-name="Table2.2">
          <table:table-cell table:style-name="Table2.A2" office:value-type="string">
            <text:p text:style-name="P7">1)</text:p>
          </table:table-cell>
          <table:table-cell table:style-name="Table2.B2" office:value-type="string">
            <text:p text:style-name="P7">ArrayList uses a dynamic array.</text:p>
          </table:table-cell>
          <table:table-cell table:style-name="Table2.C2" office:value-type="string">
            <text:p text:style-name="P7">LinkedList uses a doubly linked list.</text:p>
          </table:table-cell>
        </table:table-row>
        <table:table-row table:style-name="Table2.1">
          <table:table-cell table:style-name="Table2.A3" office:value-type="string">
            <text:p text:style-name="P7">2)</text:p>
          </table:table-cell>
          <table:table-cell table:style-name="Table2.B3" office:value-type="string">
            <text:p text:style-name="P7">ArrayList is not efficient for manipulation because too much is required.</text:p>
          </table:table-cell>
          <table:table-cell table:style-name="Table2.C3" office:value-type="string">
            <text:p text:style-name="P7">LinkedList is efficient for manipulation.</text:p>
          </table:table-cell>
        </table:table-row>
        <table:table-row table:style-name="Table2.2">
          <table:table-cell table:style-name="Table2.A4" office:value-type="string">
            <text:p text:style-name="P7">3)</text:p>
          </table:table-cell>
          <table:table-cell table:style-name="Table2.B4" office:value-type="string">
            <text:p text:style-name="P7">ArrayList is better to store and fetch data.</text:p>
          </table:table-cell>
          <table:table-cell table:style-name="Table2.C4" office:value-type="string">
            <text:p text:style-name="P7">LinkedList is better to manipulate data.</text:p>
          </table:table-cell>
        </table:table-row>
        <table:table-row table:style-name="Table2.1">
          <table:table-cell table:style-name="Table2.A5" office:value-type="string">
            <text:p text:style-name="P7">4)</text:p>
          </table:table-cell>
          <table:table-cell table:style-name="Table2.B5" office:value-type="string">
            <text:p text:style-name="P7">ArrayList provides random access.</text:p>
          </table:table-cell>
          <table:table-cell table:style-name="Table2.C5" office:value-type="string">
            <text:p text:style-name="P7">LinkedList does not provide random access.</text:p>
          </table:table-cell>
        </table:table-row>
        <table:table-row table:style-name="Table2.2">
          <table:table-cell table:style-name="Table2.A6" office:value-type="string">
            <text:p text:style-name="P7">5)</text:p>
          </table:table-cell>
          <table:table-cell table:style-name="Table2.B6" office:value-type="string">
            <text:p text:style-name="P7">ArrayList takes less memory overhead as it stores only object</text:p>
          </table:table-cell>
          <table:table-cell table:style-name="Table2.C6" office:value-type="string">
            <text:p text:style-name="P6">LinkedList takes more memory overhead, as it stores the object as well as the address of that object.</text:p>
          </table:table-cell>
        </table:table-row>
      </table:table>
      <text:p text:style-name="Horizontal_20_Line"/>
      <text:h text:style-name="P2" text:outline-level="3"><text:soft-page-break/>6) What is the difference between Iterator and ListIterator?</text:h>
      <text:p text:style-name="P10">Iterator traverses the elements in the forward direction only whereas ListIterator traverses the elements into forward and backward direction.</text:p>
      <text:section text:style-name="Sect1" text:name="cea68c55-a38b-4c1d-9430-5090620c56f9">
        <text:p text:style-name="P37"/>
      </text:section>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No.</text:p>
          </table:table-cell>
          <table:table-cell table:style-name="Table3.A1" office:value-type="string">
            <text:p text:style-name="P8">Iterator</text:p>
          </table:table-cell>
          <table:table-cell table:style-name="Table3.A1" office:value-type="string">
            <text:p text:style-name="P9">ListIterator</text:p>
          </table:table-cell>
        </table:table-row>
        <table:table-row table:style-name="Table3.2">
          <table:table-cell table:style-name="Table3.A2" office:value-type="string">
            <text:p text:style-name="P7">1)</text:p>
          </table:table-cell>
          <table:table-cell table:style-name="Table3.B2" office:value-type="string">
            <text:p text:style-name="P7">The Iterator traverses the elements in the forward direction only.</text:p>
          </table:table-cell>
          <table:table-cell table:style-name="Table3.C2" office:value-type="string">
            <text:p text:style-name="P7">ListIterator traverses the elements in backward and forward directions both.</text:p>
          </table:table-cell>
        </table:table-row>
        <table:table-row table:style-name="Table3.1">
          <table:table-cell table:style-name="Table3.A3" office:value-type="string">
            <text:p text:style-name="P7">2)</text:p>
          </table:table-cell>
          <table:table-cell table:style-name="Table3.B3" office:value-type="string">
            <text:p text:style-name="P7">The Iterator can be used in List, Set, and Queue.</text:p>
          </table:table-cell>
          <table:table-cell table:style-name="Table3.C3" office:value-type="string">
            <text:p text:style-name="P7">ListIterator can be used in List only.</text:p>
          </table:table-cell>
        </table:table-row>
        <table:table-row table:style-name="Table3.2">
          <table:table-cell table:style-name="Table3.A4" office:value-type="string">
            <text:p text:style-name="P7">3)</text:p>
          </table:table-cell>
          <table:table-cell table:style-name="Table3.B4" office:value-type="string">
            <text:p text:style-name="P7">The Iterator can only perform remove operation while traversing the collection.</text:p>
          </table:table-cell>
          <table:table-cell table:style-name="Table3.C4" office:value-type="string">
            <text:p text:style-name="P6">ListIterator can perform ?add,? ?remove,? and ?set? operation while traversing the collection.</text:p>
          </table:table-cell>
        </table:table-row>
      </table:table>
      <text:p text:style-name="Horizontal_20_Line"/>
      <text:h text:style-name="P2" text:outline-level="3">7) What is the difference between Iterator and Enumeration?</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No.</text:p>
          </table:table-cell>
          <table:table-cell table:style-name="Table4.A1" office:value-type="string">
            <text:p text:style-name="P8">Iterator</text:p>
          </table:table-cell>
          <table:table-cell table:style-name="Table4.A1" office:value-type="string">
            <text:p text:style-name="P9">Enumeration</text:p>
          </table:table-cell>
        </table:table-row>
        <table:table-row table:style-name="Table4.2">
          <table:table-cell table:style-name="Table4.A2" office:value-type="string">
            <text:p text:style-name="P7">1)</text:p>
          </table:table-cell>
          <table:table-cell table:style-name="Table4.B2" office:value-type="string">
            <text:p text:style-name="P7">The Iterator can traverse legacy and non-legacy elements.</text:p>
          </table:table-cell>
          <table:table-cell table:style-name="Table4.C2" office:value-type="string">
            <text:p text:style-name="P7">Enumeration can traverse only legacy elements.</text:p>
          </table:table-cell>
        </table:table-row>
        <table:table-row table:style-name="Table4.1">
          <table:table-cell table:style-name="Table4.A3" office:value-type="string">
            <text:p text:style-name="P7">2)</text:p>
          </table:table-cell>
          <table:table-cell table:style-name="Table4.B3" office:value-type="string">
            <text:p text:style-name="P7">The Iterator is fail-fast.</text:p>
          </table:table-cell>
          <table:table-cell table:style-name="Table4.C3" office:value-type="string">
            <text:p text:style-name="P7">Enumeration is not fail-fast.</text:p>
          </table:table-cell>
        </table:table-row>
        <table:table-row table:style-name="Table4.2">
          <table:table-cell table:style-name="Table4.A4" office:value-type="string">
            <text:p text:style-name="P7">3)</text:p>
          </table:table-cell>
          <table:table-cell table:style-name="Table4.B4" office:value-type="string">
            <text:p text:style-name="P7">The Iterator is slower than Enumeration.</text:p>
          </table:table-cell>
          <table:table-cell table:style-name="Table4.C4" office:value-type="string">
            <text:p text:style-name="P7">Enumeration is faster than Iterator.</text:p>
          </table:table-cell>
        </table:table-row>
        <table:table-row table:style-name="Table4.1">
          <table:table-cell table:style-name="Table4.A5" office:value-type="string">
            <text:p text:style-name="P7">4)</text:p>
          </table:table-cell>
          <table:table-cell table:style-name="Table4.B5" office:value-type="string">
            <text:p text:style-name="P7">The Iterator can perform remove operation while traversing the collection.</text:p>
          </table:table-cell>
          <table:table-cell table:style-name="Table4.C5" office:value-type="string">
            <text:p text:style-name="P6">The Enumeration can perform only traverse operation on the collection.</text:p>
          </table:table-cell>
        </table:table-row>
      </table:table>
      <text:p text:style-name="Horizontal_20_Line"/>
      <text:h text:style-name="P2" text:outline-level="3"><text:soft-page-break/>8) What is the difference between List and Set?</text:h>
      <text:p text:style-name="P10">The List and Set both extend the collection interface. However, there are some differences between the both which are listed below.</text:p>
      <text:list xml:id="list1904566166" text:style-name="L7">
        <text:list-item>
          <text:p text:style-name="P12">The List can contain duplicate elements whereas Set includes unique items.</text:p>
        </text:list-item>
        <text:list-item>
          <text:p text:style-name="P12">The List is an ordered collection which maintains the insertion order whereas Set is an unordered collection which does not preserve the insertion order.</text:p>
        </text:list-item>
        <text:list-item>
          <text:p text:style-name="P12">The List interface contains a single legacy class which is Vector class whereas Set interface does not have any legacy class.</text:p>
        </text:list-item>
        <text:list-item>
          <text:p text:style-name="P12">The List interface can allow n number of null values whereas Set interface only allows a single null value.</text:p>
        </text:list-item>
      </text:list>
      <text:p text:style-name="Horizontal_20_Line"/>
      <text:h text:style-name="P2" text:outline-level="3"><text:bookmark text:name="aswift_0_expand"/><text:bookmark text:name="aswift_0_anchor"/>9) What is the difference between HashSet and TreeSet?</text:h>
      <text:p text:style-name="P10">The HashSet and TreeSet, both classes, implement Set interface. The differences between the both are listed below.</text:p>
      <text:list xml:id="list3218204013" text:style-name="L8">
        <text:list-item>
          <text:p text:style-name="P13">HashSet maintains no order whereas TreeSet maintains ascending order.</text:p>
        </text:list-item>
        <text:list-item>
          <text:p text:style-name="P13">HashSet impended by hash table whereas TreeSet implemented by a Tree structure.</text:p>
        </text:list-item>
        <text:list-item>
          <text:p text:style-name="P13">HashSet performs faster than TreeSet.</text:p>
        </text:list-item>
        <text:list-item>
          <text:p text:style-name="P13">HashSet is backed by HashMap whereas TreeSet is backed by TreeMap.</text:p>
        </text:list-item>
      </text:list>
      <text:p text:style-name="Horizontal_20_Line"/>
      <text:h text:style-name="P2" text:outline-level="3">10) What is the difference between Set and Map?</text:h>
      <text:p text:style-name="P10">The differences between the Set and Map are given below.</text:p>
      <text:section text:style-name="Sect1" text:name="cdd07810-12d6-4ab9-bcf3-07d88d3f32e7">
        <text:p text:style-name="P37"/>
      </text:section>
      <text:list xml:id="list956620909" text:style-name="L9">
        <text:list-item>
          <text:p text:style-name="P14">Set contains values only whereas Map contains key and values both.</text:p>
        </text:list-item>
        <text:list-item>
          <text:p text:style-name="P14"><text:soft-page-break/>Set contains unique values whereas Map can contain unique Keys with duplicate values.</text:p>
        </text:list-item>
        <text:list-item>
          <text:p text:style-name="P14">Set holds a single number of null value whereas Map can include a single null key with n number of null values.</text:p>
        </text:list-item>
      </text:list>
      <text:p text:style-name="Horizontal_20_Line"/>
      <text:h text:style-name="P2" text:outline-level="3">11) What is the difference between HashSet and HashMap?</text:h>
      <text:p text:style-name="P10">The differences between the HashSet and HashMap are listed below.</text:p>
      <text:list xml:id="list1133305904" text:style-name="L10">
        <text:list-item>
          <text:p text:style-name="P15">HashSet contains only values whereas HashMap includes the entry (key, value). HashSet can be iterated, but HashMap needs to convert into Set to be iterated.</text:p>
        </text:list-item>
        <text:list-item>
          <text:p text:style-name="P15">HashSet implements Set interface whereas HashMap implements the Map interface</text:p>
        </text:list-item>
        <text:list-item>
          <text:p text:style-name="P15">HashSet cannot have any duplicate value whereas HashMap can contain duplicate values with unique keys.</text:p>
        </text:list-item>
        <text:list-item>
          <text:p text:style-name="P15">HashSet contains the only single number of null value whereas HashMap can hold a single null key with n number of null values.</text:p>
        </text:list-item>
      </text:list>
      <text:p text:style-name="Horizontal_20_Line"/>
      <text:h text:style-name="P2" text:outline-level="3">12) What is the difference between HashMap and TreeMap?</text:h>
      <text:p text:style-name="P10">The differences between the HashMap and TreeMap are given below.</text:p>
      <text:list xml:id="list4077937596" text:style-name="L11">
        <text:list-item>
          <text:p text:style-name="P16">HashMap maintains no order, but TreeMap maintains ascending order.</text:p>
        </text:list-item>
        <text:list-item>
          <text:p text:style-name="P16">HashMap is implemented by hash table whereas TreeMap is implemented by a Tree structure.</text:p>
        </text:list-item>
        <text:list-item>
          <text:p text:style-name="P16">HashMap can be sorted by Key or value whereas TreeMap can be sorted by Key.</text:p>
        </text:list-item>
        <text:list-item>
          <text:p text:style-name="P16">HashMap may contain a null key with multiple null values whereas TreeMap cannot hold a null key but can have multiple null values.</text:p>
        </text:list-item>
      </text:list>
      <text:p text:style-name="Horizontal_20_Line"/>
      <text:h text:style-name="P2" text:outline-level="3"><text:soft-page-break/>13) What is the difference between HashMap and Hashtable?</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No.</text:p>
          </table:table-cell>
          <table:table-cell table:style-name="Table5.A1" office:value-type="string">
            <text:p text:style-name="P8">HashMap</text:p>
          </table:table-cell>
          <table:table-cell table:style-name="Table5.A1" office:value-type="string">
            <text:p text:style-name="P9">Hashtable</text:p>
          </table:table-cell>
        </table:table-row>
        <table:table-row table:style-name="Table5.2">
          <table:table-cell table:style-name="Table5.A2" office:value-type="string">
            <text:p text:style-name="P7">1)</text:p>
          </table:table-cell>
          <table:table-cell table:style-name="Table5.B2" office:value-type="string">
            <text:p text:style-name="P7">HashMap is not synchronized.</text:p>
          </table:table-cell>
          <table:table-cell table:style-name="Table5.C2" office:value-type="string">
            <text:p text:style-name="P7">Hashtable is synchronized.</text:p>
          </table:table-cell>
        </table:table-row>
        <table:table-row table:style-name="Table5.1">
          <table:table-cell table:style-name="Table5.A3" office:value-type="string">
            <text:p text:style-name="P7">2)</text:p>
          </table:table-cell>
          <table:table-cell table:style-name="Table5.B3" office:value-type="string">
            <text:p text:style-name="P7">HashMap can contain one null key and multiple null values.</text:p>
          </table:table-cell>
          <table:table-cell table:style-name="Table5.C3" office:value-type="string">
            <text:p text:style-name="P7">Hashtable cannot contain any null key or null value.</text:p>
          </table:table-cell>
        </table:table-row>
        <table:table-row table:style-name="Table5.2">
          <table:table-cell table:style-name="Table5.A4" office:value-type="string">
            <text:p text:style-name="P7">3)</text:p>
          </table:table-cell>
          <table:table-cell table:style-name="Table5.B4" office:value-type="string">
            <text:p text:style-name="P7">HashMap is not ?thread-safe,? so it is useful for non-threaded applications.</text:p>
          </table:table-cell>
          <table:table-cell table:style-name="Table5.C4" office:value-type="string">
            <text:p text:style-name="P7">Hashtable is thread-safe, and it can be shared between various threads.</text:p>
          </table:table-cell>
        </table:table-row>
        <table:table-row table:style-name="Table5.1">
          <table:table-cell table:style-name="Table5.A5" office:value-type="string">
            <text:p text:style-name="P7">4)</text:p>
          </table:table-cell>
          <table:table-cell table:style-name="Table5.B5" office:value-type="string">
            <text:p text:style-name="P7">4) HashMap inherits the AbstractMap class</text:p>
          </table:table-cell>
          <table:table-cell table:style-name="Table5.C5" office:value-type="string">
            <text:p text:style-name="P6">Hashtable inherits the Dictionary class.</text:p>
          </table:table-cell>
        </table:table-row>
      </table:table>
      <text:p text:style-name="Horizontal_20_Line"/>
      <text:h text:style-name="P2" text:outline-level="3">14) What is the difference between Collection and Collections?</text:h>
      <text:p text:style-name="P10">The differences between the Collection and Collections are given below.</text:p>
      <text:list xml:id="list1889225295" text:style-name="L12">
        <text:list-item>
          <text:p text:style-name="P17">The Collection is an interface whereas Collections is a class.</text:p>
        </text:list-item>
        <text:list-item>
          <text:p text:style-name="P17">The Collection interface provides the standard functionality of data structure to List, Set, and Queue. However, Collections class is to sort and synchronize the collection elements.</text:p>
        </text:list-item>
        <text:list-item>
          <text:p text:style-name="P17">The Collection interface provides the methods that can be used for data structure whereas Collections class provides the static methods which can be used for various operation on a collection.</text:p>
        </text:list-item>
      </text:list>
      <text:p text:style-name="Horizontal_20_Line"/>
      <text:h text:style-name="P2" text:outline-level="3">15) What is the difference between Comparable and Comparator?</text:h>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No.</text:p>
          </table:table-cell>
          <table:table-cell table:style-name="Table6.A1" office:value-type="string">
            <text:p text:style-name="P8">Comparable</text:p>
          </table:table-cell>
          <table:table-cell table:style-name="Table6.A1" office:value-type="string">
            <text:p text:style-name="P9">Comparator</text:p>
          </table:table-cell>
        </table:table-row>
        <table:table-row table:style-name="Table6.2">
          <table:table-cell table:style-name="Table6.A2" office:value-type="string">
            <text:p text:style-name="P7">1)</text:p>
          </table:table-cell>
          <table:table-cell table:style-name="Table6.B2" office:value-type="string">
            <text:p text:style-name="P7">Comparable provides only one sort of sequence.</text:p>
          </table:table-cell>
          <table:table-cell table:style-name="Table6.C2" office:value-type="string">
            <text:p text:style-name="P7">The Comparator provides multiple sorts of sequences.</text:p>
          </table:table-cell>
        </table:table-row>
        <text:soft-page-break/>
        <table:table-row table:style-name="Table6.1">
          <table:table-cell table:style-name="Table6.A3" office:value-type="string">
            <text:p text:style-name="P7">2)</text:p>
          </table:table-cell>
          <table:table-cell table:style-name="Table6.B3" office:value-type="string">
            <text:p text:style-name="P7">It provides one method named compareTo().</text:p>
          </table:table-cell>
          <table:table-cell table:style-name="Table6.C3" office:value-type="string">
            <text:p text:style-name="P7">It provides one method named compare().</text:p>
          </table:table-cell>
        </table:table-row>
        <table:table-row table:style-name="Table6.2">
          <table:table-cell table:style-name="Table6.A4" office:value-type="string">
            <text:p text:style-name="P7">3)</text:p>
          </table:table-cell>
          <table:table-cell table:style-name="Table6.B4" office:value-type="string">
            <text:p text:style-name="P7">It is found in java.lang package.</text:p>
          </table:table-cell>
          <table:table-cell table:style-name="Table6.C4" office:value-type="string">
            <text:p text:style-name="P7">It is located in java.util package.</text:p>
          </table:table-cell>
        </table:table-row>
        <table:table-row table:style-name="Table6.1">
          <table:table-cell table:style-name="Table6.A5" office:value-type="string">
            <text:p text:style-name="P7">4)</text:p>
          </table:table-cell>
          <table:table-cell table:style-name="Table6.B5" office:value-type="string">
            <text:p text:style-name="P7">If we implement the Comparable interface, The actual class is modified.</text:p>
          </table:table-cell>
          <table:table-cell table:style-name="Table6.C5" office:value-type="string">
            <text:p text:style-name="P6">The actual class is not changed.</text:p>
          </table:table-cell>
        </table:table-row>
      </table:table>
      <text:p text:style-name="Horizontal_20_Line"/>
      <text:h text:style-name="P2" text:outline-level="3">16) What do you understand by BlockingQueue?</text:h>
      <text:p text:style-name="P10">BlockingQueue is an interface which extends the Queue interface. It provides concurrency in the operations like retrieval, insertion, deletion. While retrieval of any element, it waits for the queue to be non-empty. While storing the elements, it waits for the available space. BlockingQueue cannot contain null elements, and implementation of BlockingQueue is thread-safe.</text:p>
      <text:p text:style-name="P34"><text:span text:style-name="Strong_20_Emphasis"><text:span text:style-name="T2">Syntax: </text:span></text:span><text:span text:style-name="T9">public</text:span><text:span text:style-name="T8"> </text:span><text:span text:style-name="T9">interface</text:span><text:span text:style-name="T8"> BlockingQueue&lt;E&gt; </text:span><text:span text:style-name="T9">extends</text:span><text:span text:style-name="T8"> Queue &lt;E&gt;  </text:span></text:p>
      <text:p text:style-name="Horizontal_20_Line"/>
      <text:h text:style-name="P2" text:outline-level="3">17) What is the advantage of Properties file?</text:h>
      <text:p text:style-name="P10">If you change the value in the properties file, you don't need to recompile the java class. So, it makes the application easy to manage. It is used to store information which is to be changed frequently. Consider the following example.</text:p>
      <text:p text:style-name="P26"><text:span text:style-name="T12">import</text:span> java.util.*;  </text:p>
      <text:p text:style-name="P26"><text:span text:style-name="T12">import</text:span> java.io.*;  </text:p>
      <text:p text:style-name="P26"><text:span text:style-name="T12">public</text:span> <text:span text:style-name="T12">class</text:span> Test {  </text:p>
      <text:p text:style-name="P26"><text:span text:style-name="T12">public</text:span> <text:span text:style-name="T12">static</text:span> <text:span text:style-name="T12">void</text:span> main(String[] args)<text:span text:style-name="T12">throws</text:span> Exception{  </text:p>
      <text:p text:style-name="P28">    <text:span text:style-name="T10">FileReader reader=</text:span><text:span text:style-name="T13">new</text:span><text:span text:style-name="T10"> FileReader(</text:span><text:span text:style-name="T15">"db.properties"</text:span><text:span text:style-name="T10">);  </text:span></text:p>
      <text:p text:style-name="P28">      </text:p>
      <text:p text:style-name="P28">    <text:span text:style-name="T10">Properties p=</text:span><text:span text:style-name="T13">new</text:span><text:span text:style-name="T10"> Properties();  </text:span></text:p>
      <text:p text:style-name="P28">    <text:span text:style-name="T10">p.load(reader);  </text:span></text:p>
      <text:p text:style-name="P28">      </text:p>
      <text:p text:style-name="P28">    <text:span text:style-name="T10">System.out.println(p.getProperty(</text:span><text:span text:style-name="T15">"user"</text:span><text:span text:style-name="T10">));  </text:span></text:p>
      <text:p text:style-name="P28"><text:soft-page-break/>    <text:span text:style-name="T10">System.out.println(p.getProperty(</text:span><text:span text:style-name="T15">"password"</text:span><text:span text:style-name="T10">));  </text:span></text:p>
      <text:p text:style-name="P26">}  </text:p>
      <text:p text:style-name="P26">}  </text:p>
      <text:p text:style-name="P34"><text:span text:style-name="Strong_20_Emphasis"><text:span text:style-name="T2">Output</text:span></text:span></text:p>
      <text:p text:style-name="P4">system</text:p>
      <text:p text:style-name="P5">oracle</text:p>
      <text:p text:style-name="Horizontal_20_Line"/>
      <text:h text:style-name="P2" text:outline-level="3">18) What does the hashCode() method?</text:h>
      <text:p text:style-name="P10">The hashCode() method returns a hash code value (an integer number).</text:p>
      <text:p text:style-name="P34"><text:span text:style-name="T3">The hashCode() method returns the same integer number if two keys (by calling equals() method) are identical.</text:span></text:p>
      <text:p text:style-name="P10">However, it is possible that two hash code numbers can have different or the same keys.</text:p>
      <text:p text:style-name="P10">If two objects do not produce an equal result by using the equals() method, then the hashcode() method will provide the different integer result for both the objects.</text:p>
      <text:p text:style-name="Horizontal_20_Line"/>
      <text:h text:style-name="P2" text:outline-level="3">19) Why we override equals() method?</text:h>
      <text:p text:style-name="P10">The equals method is used to check whether two objects are the same or not. It needs to be overridden if we want to check the objects based on the property.</text:p>
      <text:p text:style-name="P10">For example, Employee is a class that has 3 data members: id, name, and salary. However, we want to check the equality of employee object by the salary. Then, we need to override the equals() method.</text:p>
      <text:p text:style-name="Horizontal_20_Line"/>
      <text:h text:style-name="P2" text:outline-level="3">20) How to synchronize List, Set and Map elements?</text:h>
      <text:p text:style-name="P10">Yes, Collections class provides methods to make List, Set or Map elements as synchronized:</text:p>
      <table:table table:name="Table7" table:style-name="Table7">
        <table:table-column table:style-name="Table7.A"/>
        <table:table-row table:style-name="Table7.1">
          <table:table-cell table:style-name="Table7.A1" office:value-type="string">
            <text:p text:style-name="P7">public static List synchronizedList(List l){}</text:p>
          </table:table-cell>
        </table:table-row>
        <text:soft-page-break/>
        <table:table-row table:style-name="Table7.2">
          <table:table-cell table:style-name="Table7.A1" office:value-type="string">
            <text:p text:style-name="P7">public static Set synchronizedSet(Set s){}</text:p>
          </table:table-cell>
        </table:table-row>
        <table:table-row table:style-name="Table7.1">
          <table:table-cell table:style-name="Table7.A1" office:value-type="string">
            <text:p text:style-name="P7">public static SortedSet synchronizedSortedSet(SortedSet s){}</text:p>
          </table:table-cell>
        </table:table-row>
        <table:table-row table:style-name="Table7.2">
          <table:table-cell table:style-name="Table7.A1" office:value-type="string">
            <text:p text:style-name="P7">public static Map synchronizedMap(Map m){}</text:p>
          </table:table-cell>
        </table:table-row>
        <table:table-row table:style-name="Table7.1">
          <table:table-cell table:style-name="Table7.A1" office:value-type="string">
            <text:p text:style-name="P6">public static SortedMap synchronizedSortedMap(SortedMap m){}</text:p>
          </table:table-cell>
        </table:table-row>
      </table:table>
      <text:p text:style-name="Horizontal_20_Line"/>
      <text:h text:style-name="P2" text:outline-level="3">21) What is the advantage of the generic collection?</text:h>
      <text:p text:style-name="P10">There are three main advantages of using the generic collection.</text:p>
      <text:list xml:id="list3653978330" text:style-name="L15">
        <text:list-item>
          <text:p text:style-name="P18">If we use the generic class, we don't need typecasting.</text:p>
        </text:list-item>
        <text:list-item>
          <text:p text:style-name="P18">It is type-safe and checked at compile time.</text:p>
        </text:list-item>
        <text:list-item>
          <text:p text:style-name="P18">Generic confirms the stability of the code by making it bug detectable at compile time.</text:p>
        </text:list-item>
      </text:list>
      <text:p text:style-name="Horizontal_20_Line"/>
      <text:h text:style-name="P2" text:outline-level="3">22) What is hash-collision in Hashtable and how it is handled in Java?</text:h>
      <text:p text:style-name="P10">Two different keys with the same hash value are known as hash-collision. Two separate entries will be kept in a single hash bucket to avoid the collision. There are two ways to avoid hash-collision.</text:p>
      <text:list xml:id="list1909693817" text:style-name="L16">
        <text:list-item>
          <text:p text:style-name="P19">Separate Chaining</text:p>
        </text:list-item>
        <text:list-item>
          <text:p text:style-name="P19">Open Addressing</text:p>
        </text:list-item>
      </text:list>
      <text:p text:style-name="Horizontal_20_Line"/>
      <text:h text:style-name="P2" text:outline-level="3">23) What is the Dictionary class?</text:h>
      <text:p text:style-name="P10">The Dictionary class provides the capability to store key-value pairs.</text:p>
      <text:p text:style-name="Horizontal_20_Line"/>
      <text:h text:style-name="P2" text:outline-level="3"><text:soft-page-break/>24) What is the default size of load factor in hashing based collection?</text:h>
      <text:p text:style-name="P10">The default size of load factor is <text:span text:style-name="T11">0.75</text:span>. The default capacity is computed as initial capacity * load factor. For example, 16 * 0.75 = 12. So, 12 is the default capacity of Map.</text:p>
      <text:p text:style-name="Horizontal_20_Line"/>
      <text:h text:style-name="P2" text:outline-level="3">25) What do you understand by fail-fast?</text:h>
      <text:p text:style-name="P10">The Iterator in java which immediately throws ConcurrentmodificationException, if any structural modification occurs in, is called as a Fail-fast iterator. Fail-fats iterator does not require any extra space in memory.</text:p>
      <text:p text:style-name="Horizontal_20_Line"/>
      <text:h text:style-name="P3" text:outline-level="3"><text:span text:style-name="T4">26) </text:span><text:a xlink:type="simple" xlink:href="https://www.javatpoint.com/array-vs-arraylist-in-java" text:style-name="Internet_20_link" text:visited-style-name="Visited_20_Internet_20_Link"><text:span text:style-name="T5">What is the difference between Array and ArrayList?</text:span></text:a></text:h>
      <text:p text:style-name="P10">The main differences between the Array and ArrayList are given below.</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SN</text:p>
          </table:table-cell>
          <table:table-cell table:style-name="Table8.A1" office:value-type="string">
            <text:p text:style-name="P8">Array</text:p>
          </table:table-cell>
          <table:table-cell table:style-name="Table8.A1" office:value-type="string">
            <text:p text:style-name="P9">ArrayList</text:p>
          </table:table-cell>
        </table:table-row>
        <table:table-row table:style-name="Table8.2">
          <table:table-cell table:style-name="Table8.A2" office:value-type="string">
            <text:p text:style-name="P7">1</text:p>
          </table:table-cell>
          <table:table-cell table:style-name="Table8.B2" office:value-type="string">
            <text:p text:style-name="P7">The Array is of fixed size, means we cannot resize the array as per need.</text:p>
          </table:table-cell>
          <table:table-cell table:style-name="Table8.C2" office:value-type="string">
            <text:p text:style-name="P7">ArrayList is not of the fixed size we can change the size dynamically.</text:p>
          </table:table-cell>
        </table:table-row>
        <table:table-row table:style-name="Table8.1">
          <table:table-cell table:style-name="Table8.A3" office:value-type="string">
            <text:p text:style-name="P7">2</text:p>
          </table:table-cell>
          <table:table-cell table:style-name="Table8.B3" office:value-type="string">
            <text:p text:style-name="P7">Arrays are of the static type.</text:p>
          </table:table-cell>
          <table:table-cell table:style-name="Table8.C3" office:value-type="string">
            <text:p text:style-name="P7">ArrayList is of dynamic size.</text:p>
          </table:table-cell>
        </table:table-row>
        <table:table-row table:style-name="Table8.2">
          <table:table-cell table:style-name="Table8.A4" office:value-type="string">
            <text:p text:style-name="P7">3</text:p>
          </table:table-cell>
          <table:table-cell table:style-name="Table8.B4" office:value-type="string">
            <text:p text:style-name="P7">Arrays can store primitive data types as well as objects.</text:p>
          </table:table-cell>
          <table:table-cell table:style-name="Table8.C4" office:value-type="string">
            <text:p text:style-name="P6">ArrayList cannot store the primitive data types it can only store the objects.</text:p>
          </table:table-cell>
        </table:table-row>
      </table:table>
      <text:p text:style-name="Horizontal_20_Line"/>
      <text:h text:style-name="P3" text:outline-level="3"><text:span text:style-name="T4">27) </text:span><text:a xlink:type="simple" xlink:href="https://www.javatpoint.com/difference-between-length-of-array-and-size-of-arraylist-in-java" text:style-name="Internet_20_link" text:visited-style-name="Visited_20_Internet_20_Link"><text:span text:style-name="T5">What is the difference between the length of an Array and size of ArrayList?</text:span></text:a></text:h>
      <text:p text:style-name="P10">The length of an array can be obtained using the property of length whereas ArrayList does not support length property, but we can use size() method to get the number of objects in the list.</text:p>
      <text:p text:style-name="P34"><text:span text:style-name="Strong_20_Emphasis"><text:span text:style-name="T2">Finding the length of the array</text:span></text:span></text:p>
      <text:p text:style-name="P26">Int [] array = <text:span text:style-name="T12">new</text:span> <text:span text:style-name="T12">int</text:span>[<text:span text:style-name="T16">4</text:span>];  </text:p>
      <text:p text:style-name="P26">System.out.println(<text:span text:style-name="T14">"The size of the array is "</text:span> + array.length);  </text:p>
      <text:p text:style-name="P28"><text:soft-page-break/>          </text:p>
      <text:p text:style-name="P34"><text:span text:style-name="Strong_20_Emphasis"><text:span text:style-name="T2">Finding the size of the ArrayList</text:span></text:span></text:p>
      <text:p text:style-name="P26">ArrayList&lt;String&gt; list=<text:span text:style-name="T12">new</text:span> ArrayList&lt;String&gt;();    </text:p>
      <text:p text:style-name="P26">list.add(<text:span text:style-name="T14">"ankit"</text:span>);    </text:p>
      <text:p text:style-name="P26">list.add(<text:span text:style-name="T14">"nippun"</text:span>);  </text:p>
      <text:p text:style-name="P26">System.out.println(list.size());  </text:p>
      <text:p text:style-name="P28">          </text:p>
      <text:p text:style-name="Horizontal_20_Line"/>
      <text:h text:style-name="P3" text:outline-level="3"><text:span text:style-name="T4">28) </text:span><text:a xlink:type="simple" xlink:href="https://www.javatpoint.com/how-to-convert-arraylist-to-array-and-array-to-arraylist-in-java" text:style-name="Internet_20_link" text:visited-style-name="Visited_20_Internet_20_Link"><text:span text:style-name="T5">How to convert ArrayList to Array and Array to ArrayList?</text:span></text:a></text:h>
      <text:p text:style-name="P10">We can convert an Array to ArrayList by using the asList() method of Arrays class. asList() method is the static method of Arrays class and accepts the List object. Consider the following syntax:</text:p>
      <text:list xml:id="list640987770" text:style-name="L19">
        <text:list-item>
          <text:p text:style-name="P24">Arrays.asList(item)  </text:p>
        </text:list-item>
      </text:list>
      <text:p text:style-name="P10">We can convert an ArrayList to Array using toArray() method of the ArrayList class. Consider the following syntax to convert the ArrayList to the List object.</text:p>
      <text:list xml:id="list869204131" text:style-name="L20">
        <text:list-item>
          <text:p text:style-name="P25">List_object.toArray(<text:span text:style-name="T12">new</text:span> String[List_object.size()])  </text:p>
        </text:list-item>
      </text:list>
      <text:p text:style-name="Horizontal_20_Line"/>
      <text:h text:style-name="P3" text:outline-level="3"><text:span text:style-name="T4">29) </text:span><text:a xlink:type="simple" xlink:href="https://www.javatpoint.com/how-to-make-java-arraylist-read-only" text:style-name="Internet_20_link" text:visited-style-name="Visited_20_Internet_20_Link"><text:span text:style-name="T5">How to make Java ArrayList Read-Only?</text:span></text:a></text:h>
      <text:p text:style-name="P10">We can obtain java ArrayList Read-only by calling the Collections.unmodifiableCollection() method. When we define an ArrayList as Read-only then we cannot perform any modification in the collection through  add(), remove() or set() method.</text:p>
      <text:p text:style-name="Horizontal_20_Line"/>
      <text:h text:style-name="P3" text:outline-level="3"><text:span text:style-name="T4">30) </text:span><text:a xlink:type="simple" xlink:href="https://www.javatpoint.com/how-to-remove-duplicates-from-arraylist-in-java" text:style-name="Internet_20_link" text:visited-style-name="Visited_20_Internet_20_Link"><text:span text:style-name="T5">How to remove duplicates from ArrayList?</text:span></text:a></text:h>
      <text:p text:style-name="P10">There are two ways to remove duplicates from the ArrayList.</text:p>
      <text:list xml:id="list186878763" text:style-name="L21">
        <text:list-item>
          <text:p text:style-name="P35"><text:span text:style-name="Strong_20_Emphasis"><text:span text:style-name="T6">Using HashSet:</text:span></text:span><text:span text:style-name="T7"> By using HashSet we can remove the duplicate element from the ArrayList, but it will not then preserve the insertion order.</text:span></text:p>
        </text:list-item>
        <text:list-item>
          <text:p text:style-name="P35"><text:span text:style-name="Strong_20_Emphasis"><text:span text:style-name="T6">Using LinkedHashSet:</text:span></text:span><text:span text:style-name="T7"> We can also maintain the insertion order by using LinkedHashSet instead of HashSet.</text:span></text:p>
        </text:list-item>
      </text:list>
      <text:p text:style-name="P10"><text:soft-page-break/>The Process to remove duplicate elements from ArrayList using the LinkedHashSet:</text:p>
      <text:list xml:id="list300762578" text:style-name="L22">
        <text:list-item>
          <text:p text:style-name="P20">Copy all the elements of ArrayList to LinkedHashSet.</text:p>
        </text:list-item>
        <text:list-item>
          <text:p text:style-name="P20">Empty the ArrayList using clear() method, which will remove all the elements from the list.</text:p>
        </text:list-item>
        <text:list-item>
          <text:p text:style-name="P20">Now copy all the elements of LinkedHashset to ArrayList.</text:p>
        </text:list-item>
      </text:list>
      <text:p text:style-name="Horizontal_20_Line"/>
      <text:h text:style-name="P3" text:outline-level="3"><text:span text:style-name="T4">31) </text:span><text:a xlink:type="simple" xlink:href="https://www.javatpoint.com/how-to-reverse-arraylist-in-java" text:style-name="Internet_20_link" text:visited-style-name="Visited_20_Internet_20_Link"><text:span text:style-name="T5">How to reverse ArrayList?</text:span></text:a></text:h>
      <text:p text:style-name="P10">To reverse an ArrayList, we can use reverse() method of Collections class. Consider the following example.</text:p>
      <text:p text:style-name="P26"><text:span text:style-name="T12">import</text:span> java.util.ArrayList;  </text:p>
      <text:p text:style-name="P26"><text:span text:style-name="T12">import</text:span> java.util.Collection;  </text:p>
      <text:p text:style-name="P26"><text:span text:style-name="T12">import</text:span> java.util.Collections;  </text:p>
      <text:p text:style-name="P26"><text:span text:style-name="T12">import</text:span> java.util.Iterator;  </text:p>
      <text:p text:style-name="P26"><text:span text:style-name="T12">import</text:span> java.util.List;  </text:p>
      <text:p text:style-name="P26"><text:span text:style-name="T12">public</text:span> <text:span text:style-name="T12">class</text:span> ReverseArrayList {  </text:p>
      <text:p text:style-name="P26"><text:span text:style-name="T12">public</text:span> <text:span text:style-name="T12">static</text:span> <text:span text:style-name="T12">void</text:span> main(String[] args) {  </text:p>
      <text:p text:style-name="P28">     <text:span text:style-name="T10">List list = </text:span><text:span text:style-name="T13">new</text:span><text:span text:style-name="T10"> ArrayList&lt;&gt;();  </text:span></text:p>
      <text:p text:style-name="P28">     <text:span text:style-name="T10">list.add(</text:span><text:span text:style-name="T17">10</text:span><text:span text:style-name="T10">);  </text:span></text:p>
      <text:p text:style-name="P28">     <text:span text:style-name="T10">list.add(</text:span><text:span text:style-name="T17">50</text:span><text:span text:style-name="T10">);  </text:span></text:p>
      <text:p text:style-name="P28">     <text:span text:style-name="T10">list.add(</text:span><text:span text:style-name="T17">30</text:span><text:span text:style-name="T10">);  </text:span></text:p>
      <text:p text:style-name="P28">     <text:span text:style-name="T10">Iterator i = list.iterator();  </text:span></text:p>
      <text:p text:style-name="P28">     <text:span text:style-name="T10">System.out.println(</text:span><text:span text:style-name="T15">"printing the list...."</text:span><text:span text:style-name="T10">);  </text:span></text:p>
      <text:p text:style-name="P28">     <text:span text:style-name="T13">while</text:span><text:span text:style-name="T10">(i.hasNext())  </text:span></text:p>
      <text:p text:style-name="P28">     <text:span text:style-name="T10">{  </text:span></text:p>
      <text:p text:style-name="P28">         <text:span text:style-name="T10">System.out.println(i.next());  </text:span></text:p>
      <text:p text:style-name="P28">     <text:span text:style-name="T10">}  </text:span></text:p>
      <text:p text:style-name="P28">     <text:span text:style-name="T10">Iterator i2 = list.iterator();  </text:span></text:p>
      <text:p text:style-name="P28">     <text:span text:style-name="T10">Collections.reverse(list);  </text:span></text:p>
      <text:p text:style-name="P28">     <text:span text:style-name="T10">System.out.println(</text:span><text:span text:style-name="T15">"printing list in reverse order...."</text:span><text:span text:style-name="T10">);  </text:span></text:p>
      <text:p text:style-name="P28">     <text:span text:style-name="T13">while</text:span><text:span text:style-name="T10">(i2.hasNext())  </text:span></text:p>
      <text:p text:style-name="P28">     <text:span text:style-name="T10">{  </text:span></text:p>
      <text:p text:style-name="P28"><text:soft-page-break/>         <text:span text:style-name="T10">System.out.println(i2.next());  </text:span></text:p>
      <text:p text:style-name="P28">     <text:span text:style-name="T10">}  </text:span></text:p>
      <text:p text:style-name="P28">    <text:span text:style-name="T10">}  </text:span></text:p>
      <text:p text:style-name="P26">}  </text:p>
      <text:p text:style-name="P34"><text:span text:style-name="Strong_20_Emphasis"><text:span text:style-name="T2">Output</text:span></text:span></text:p>
      <text:p text:style-name="P4">printing the list....</text:p>
      <text:p text:style-name="P5">10</text:p>
      <text:p text:style-name="P5">50</text:p>
      <text:p text:style-name="P5">30</text:p>
      <text:p text:style-name="P5">printing list in reverse order....</text:p>
      <text:p text:style-name="P5">30</text:p>
      <text:p text:style-name="P5">50</text:p>
      <text:p text:style-name="P5">10</text:p>
      <text:p text:style-name="Horizontal_20_Line"/>
      <text:h text:style-name="P3" text:outline-level="3"><text:span text:style-name="T4">32) </text:span><text:a xlink:type="simple" xlink:href="https://www.javatpoint.com/how-to-sort-java-arraylist-in-descending-order" text:style-name="Internet_20_link" text:visited-style-name="Visited_20_Internet_20_Link"><text:span text:style-name="T5">How to sort ArrayList in descending order?</text:span></text:a></text:h>
      <text:p text:style-name="P10">To sort the ArrayList in descending order, we can use the reverseOrder method of Collections class. Consider the following example.</text:p>
      <text:p text:style-name="P26"><text:span text:style-name="T12">import</text:span> java.util.ArrayList;  </text:p>
      <text:p text:style-name="P26"><text:span text:style-name="T12">import</text:span> java.util.Collection;  </text:p>
      <text:p text:style-name="P26"><text:span text:style-name="T12">import</text:span> java.util.Collections;  </text:p>
      <text:p text:style-name="P26"><text:span text:style-name="T12">import</text:span> java.util.Comparator;  </text:p>
      <text:p text:style-name="P26"><text:span text:style-name="T12">import</text:span> java.util.Iterator;  </text:p>
      <text:p text:style-name="P26"><text:span text:style-name="T12">import</text:span> java.util.List;  </text:p>
      <text:p text:style-name="P28">  </text:p>
      <text:p text:style-name="P26"><text:span text:style-name="T12">public</text:span> <text:span text:style-name="T12">class</text:span> ReverseArrayList {  </text:p>
      <text:p text:style-name="P26"><text:span text:style-name="T12">public</text:span> <text:span text:style-name="T12">static</text:span> <text:span text:style-name="T12">void</text:span> main(String[] args) {  </text:p>
      <text:p text:style-name="P28">     <text:span text:style-name="T10">List list = </text:span><text:span text:style-name="T13">new</text:span><text:span text:style-name="T10"> ArrayList&lt;&gt;();  </text:span></text:p>
      <text:p text:style-name="P28">     <text:span text:style-name="T10">list.add(</text:span><text:span text:style-name="T17">10</text:span><text:span text:style-name="T10">);  </text:span></text:p>
      <text:p text:style-name="P28">     <text:span text:style-name="T10">list.add(</text:span><text:span text:style-name="T17">50</text:span><text:span text:style-name="T10">);  </text:span></text:p>
      <text:p text:style-name="P28">     <text:span text:style-name="T10">list.add(</text:span><text:span text:style-name="T17">30</text:span><text:span text:style-name="T10">);  </text:span></text:p>
      <text:p text:style-name="P28">     <text:span text:style-name="T10">list.add(</text:span><text:span text:style-name="T17">60</text:span><text:span text:style-name="T10">);  </text:span></text:p>
      <text:p text:style-name="P28"><text:soft-page-break/>     <text:span text:style-name="T10">list.add(</text:span><text:span text:style-name="T17">20</text:span><text:span text:style-name="T10">);  </text:span></text:p>
      <text:p text:style-name="P28">     <text:span text:style-name="T10">list.add(</text:span><text:span text:style-name="T17">90</text:span><text:span text:style-name="T10">);  </text:span></text:p>
      <text:p text:style-name="P28">       </text:p>
      <text:p text:style-name="P28">     <text:span text:style-name="T10">Iterator i = list.iterator();  </text:span></text:p>
      <text:p text:style-name="P28">     <text:span text:style-name="T10">System.out.println(</text:span><text:span text:style-name="T15">"printing the list...."</text:span><text:span text:style-name="T10">);  </text:span></text:p>
      <text:p text:style-name="P28">     <text:span text:style-name="T13">while</text:span><text:span text:style-name="T10">(i.hasNext())  </text:span></text:p>
      <text:p text:style-name="P28">     <text:span text:style-name="T10">{  </text:span></text:p>
      <text:p text:style-name="P28">         <text:span text:style-name="T10">System.out.println(i.next());  </text:span></text:p>
      <text:p text:style-name="P28">     <text:span text:style-name="T10">}  </text:span></text:p>
      <text:p text:style-name="P28">      </text:p>
      <text:p text:style-name="P28">    <text:span text:style-name="T10">Comparator cmp = Collections.reverseOrder();  </text:span></text:p>
      <text:p text:style-name="P28">    <text:span text:style-name="T10">Collections.sort(list,cmp);  </text:span></text:p>
      <text:p text:style-name="P28">     <text:span text:style-name="T10">System.out.println(</text:span><text:span text:style-name="T15">"printing list in descending order...."</text:span><text:span text:style-name="T10">);  </text:span></text:p>
      <text:p text:style-name="P28">     <text:span text:style-name="T10">Iterator i2 = list.iterator();  </text:span></text:p>
      <text:p text:style-name="P28">     <text:span text:style-name="T13">while</text:span><text:span text:style-name="T10">(i2.hasNext())  </text:span></text:p>
      <text:p text:style-name="P28">     <text:span text:style-name="T10">{  </text:span></text:p>
      <text:p text:style-name="P28">         <text:span text:style-name="T10">System.out.println(i2.next());  </text:span></text:p>
      <text:p text:style-name="P28">     <text:span text:style-name="T10">}  </text:span></text:p>
      <text:p text:style-name="P28">       </text:p>
      <text:p text:style-name="P26">}  </text:p>
      <text:p text:style-name="P26">}  </text:p>
      <text:p text:style-name="P34"><text:span text:style-name="Strong_20_Emphasis"><text:span text:style-name="T2">Output</text:span></text:span></text:p>
      <text:p text:style-name="P4">printing the list....</text:p>
      <text:p text:style-name="P5">10</text:p>
      <text:p text:style-name="P5">50</text:p>
      <text:p text:style-name="P5">30</text:p>
      <text:p text:style-name="P5">60</text:p>
      <text:p text:style-name="P5">20</text:p>
      <text:p text:style-name="P5">90</text:p>
      <text:p text:style-name="P5">printing list in descending order....</text:p>
      <text:p text:style-name="P5">90</text:p>
      <text:p text:style-name="P5">60</text:p>
      <text:p text:style-name="P5"><text:soft-page-break/>50</text:p>
      <text:p text:style-name="P5">30</text:p>
      <text:p text:style-name="P5">20</text:p>
      <text:p text:style-name="P5">10</text:p>
      <text:p text:style-name="Horizontal_20_Line"/>
      <text:h text:style-name="P3" text:outline-level="3"><text:span text:style-name="T4">33) </text:span><text:a xlink:type="simple" xlink:href="https://www.javatpoint.com/how-to-synchronize-arraylist-in-java" text:style-name="Internet_20_link" text:visited-style-name="Visited_20_Internet_20_Link"><text:span text:style-name="T5">How to synchronize ArrayList?</text:span></text:a></text:h>
      <text:p text:style-name="P10">We can synchronize ArrayList in two ways.</text:p>
      <text:list xml:id="list1418475444" text:style-name="L25">
        <text:list-item>
          <text:p text:style-name="P21">Using Collections.synchronizedList() method</text:p>
        </text:list-item>
        <text:list-item>
          <text:p text:style-name="P21">Using CopyOnWriteArrayList&lt;T&gt;</text:p>
        </text:list-item>
      </text:list>
      <text:p text:style-name="Horizontal_20_Line"/>
      <text:h text:style-name="P3" text:outline-level="3"><text:span text:style-name="T4">34) </text:span><text:a xlink:type="simple" xlink:href="https://www.javatpoint.com/when-to-use-arraylist-and-linkedlist-in-java" text:style-name="Internet_20_link" text:visited-style-name="Visited_20_Internet_20_Link"><text:span text:style-name="T5">When to use ArrayList and LinkedList?</text:span></text:a></text:h>
      <text:p text:style-name="P10">LinkedLists are better to use for the update operations whereas ArrayLists are better to use for the search operation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Times, serif"/>
    <style:font-face style:name="erdana" svg:font-family="erdana, helvetica, arial, sans-serif"/>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30T15:59:04.646000000</dc:date>
    <meta:editing-duration>PT5M43S</meta:editing-duration>
    <meta:editing-cycles>1</meta:editing-cycles>
    <meta:generator>LibreOffice/7.2.0.4$Windows_X86_64 LibreOffice_project/9a9c6381e3f7a62afc1329bd359cc48accb6435b</meta:generator>
    <meta:document-statistic meta:table-count="8" meta:image-count="0" meta:object-count="0" meta:page-count="16" meta:paragraph-count="343" meta:word-count="2642" meta:character-count="17595" meta:non-whitespace-character-count="14878"/>
  </office:meta>
</office:document-meta>
</file>